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00" fo:border="0.74pt solid #000000"/>
    </style:style>
    <style:style style:name="ce18" style:family="table-cell" style:parent-style-name="Default" style:data-style-name="N2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 style:data-style-name="N2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2"/>
    <style:style style:name="ce2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afd095" fo:border="0.74pt solid #000000"/>
    </style:style>
    <style:style style:name="ce2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 A" table:style-name="ta1">
        <table:table-column table:style-name="co1" table:number-columns-repeated="2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number-columns-repeated="7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9" table:formula="of:=AVERAGE([.C2:.N2])" office:value-type="float" office:value="9.10833333333333" calcext:value-type="float">
            <text:p>9,11</text:p>
          </table:table-cell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10" office:value-type="string" calcext:value-type="string" table:number-columns-spanned="2" table:number-rows-spanned="1">
            <text:p>Najmniejsza temperatura:</text:p>
          </table:table-cell>
          <table:covered-table-cell table:style-name="ce11"/>
          <table:table-cell table:style-name="ce12" table:formula="of:=MIN([.A:.A])" office:value-type="float" office:value="4.74166666666667" calcext:value-type="float">
            <text:p>4,74</text:p>
          </table:table-cell>
        </table:table-row>
        <table:table-row table:style-name="ro1">
          <table:table-cell table:style-name="ce9" table:formula="of:=AVERAGE([.C3:.N3])" office:value-type="float" office:value="7.525" calcext:value-type="float">
            <text:p>7,53</text:p>
          </table:table-cell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/>
          <table:table-cell table:style-name="ce10" office:value-type="string" calcext:value-type="string" table:number-columns-spanned="2" table:number-rows-spanned="1">
            <text:p>Rok występowania:</text:p>
          </table:table-cell>
          <table:covered-table-cell table:style-name="ce11"/>
          <table:table-cell table:style-name="ce13" table:formula="of:=VLOOKUP([.R2]; [.A2:.B229]; 2; 0)" office:value-type="float" office:value="1829" calcext:value-type="float">
            <text:p>1829</text:p>
          </table:table-cell>
        </table:table-row>
        <table:table-row table:style-name="ro1">
          <table:table-cell table:style-name="ce9" table:formula="of:=AVERAGE([.C4:.N4])" office:value-type="float" office:value="8.6" calcext:value-type="float">
            <text:p>8,60</text:p>
          </table:table-cell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number-columns-repeated="4"/>
        </table:table-row>
        <table:table-row table:style-name="ro1">
          <table:table-cell table:style-name="ce9" table:formula="of:=AVERAGE([.C5:.N5])" office:value-type="float" office:value="7.325" calcext:value-type="float">
            <text:p>7,33</text:p>
          </table:table-cell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6:.N6])" office:value-type="float" office:value="8.55833333333333" calcext:value-type="float">
            <text:p>8,56</text:p>
          </table:table-cell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table:style-name="ce9" table:formula="of:=AVERAGE([.C7:.N7])" office:value-type="float" office:value="7.79166666666667" calcext:value-type="float">
            <text:p>7,79</text:p>
          </table:table-cell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8:.N8])" office:value-type="float" office:value="5.28333333333333" calcext:value-type="float">
            <text:p>5,28</text:p>
          </table:table-cell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table:style-name="ce9" table:formula="of:=AVERAGE([.C9:.N9])" office:value-type="float" office:value="5.825" calcext:value-type="float">
            <text:p>5,83</text:p>
          </table:table-cell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table:style-name="ce9" table:formula="of:=AVERAGE([.C10:.N10])" office:value-type="float" office:value="7.6" calcext:value-type="float">
            <text:p>7,60</text:p>
          </table:table-cell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11:.N11])" office:value-type="float" office:value="6.225" calcext:value-type="float">
            <text:p>6,23</text:p>
          </table:table-cell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number-columns-repeated="4"/>
        </table:table-row>
        <table:table-row table:style-name="ro1">
          <table:table-cell table:style-name="ce9" table:formula="of:=AVERAGE([.C12:.N12])" office:value-type="float" office:value="8.19166666666667" calcext:value-type="float">
            <text:p>8,19</text:p>
          </table:table-cell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3:.N13])" office:value-type="float" office:value="8.04166666666667" calcext:value-type="float">
            <text:p>8,04</text:p>
          </table:table-cell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9" table:formula="of:=AVERAGE([.C14:.N14])" office:value-type="float" office:value="8.625" calcext:value-type="float">
            <text:p>8,63</text:p>
          </table:table-cell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15:.N15])" office:value-type="float" office:value="7.6" calcext:value-type="float">
            <text:p>7,60</text:p>
          </table:table-cell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number-columns-repeated="4"/>
        </table:table-row>
        <table:table-row table:style-name="ro1">
          <table:table-cell table:style-name="ce9" table:formula="of:=AVERAGE([.C16:.N16])" office:value-type="float" office:value="7.50833333333333" calcext:value-type="float">
            <text:p>7,51</text:p>
          </table:table-cell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7:.N17])" office:value-type="float" office:value="8.21666666666667" calcext:value-type="float">
            <text:p>8,22</text:p>
          </table:table-cell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table:style-name="ce9" table:formula="of:=AVERAGE([.C18:.N18])" office:value-type="float" office:value="7.50833333333333" calcext:value-type="float">
            <text:p>7,51</text:p>
          </table:table-cell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19:.N19])" office:value-type="float" office:value="7.85833333333333" calcext:value-type="float">
            <text:p>7,86</text:p>
          </table:table-cell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table:style-name="ce9" table:formula="of:=AVERAGE([.C20:.N20])" office:value-type="float" office:value="9.55833333333333" calcext:value-type="float">
            <text:p>9,56</text:p>
          </table:table-cell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21:.N21])" office:value-type="float" office:value="8.30833333333333" calcext:value-type="float">
            <text:p>8,31</text:p>
          </table:table-cell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number-columns-repeated="4"/>
        </table:table-row>
        <table:table-row table:style-name="ro1">
          <table:table-cell table:style-name="ce9" table:formula="of:=AVERAGE([.C22:.N22])" office:value-type="float" office:value="5.20833333333333" calcext:value-type="float">
            <text:p>5,21</text:p>
          </table:table-cell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number-columns-repeated="4"/>
        </table:table-row>
        <table:table-row table:style-name="ro1">
          <table:table-cell table:style-name="ce9" table:formula="of:=AVERAGE([.C23:.N23])" office:value-type="float" office:value="7.275" calcext:value-type="float">
            <text:p>7,28</text:p>
          </table:table-cell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table:style-name="ce9" table:formula="of:=AVERAGE([.C24:.N24])" office:value-type="float" office:value="8.4" calcext:value-type="float">
            <text:p>8,40</text:p>
          </table:table-cell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25:.N25])" office:value-type="float" office:value="8.19166666666667" calcext:value-type="float">
            <text:p>8,19</text:p>
          </table:table-cell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26:.N26])" office:value-type="float" office:value="5.75" calcext:value-type="float">
            <text:p>5,75</text:p>
          </table:table-cell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table:style-name="ce9" table:formula="of:=AVERAGE([.C27:.N27])" office:value-type="float" office:value="6.48333333333333" calcext:value-type="float">
            <text:p>6,48</text:p>
          </table:table-cell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number-columns-repeated="4"/>
        </table:table-row>
        <table:table-row table:style-name="ro1">
          <table:table-cell table:style-name="ce9" table:formula="of:=AVERAGE([.C28:.N28])" office:value-type="float" office:value="5.31666666666667" calcext:value-type="float">
            <text:p>5,32</text:p>
          </table:table-cell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29:.N29])" office:value-type="float" office:value="8.28333333333333" calcext:value-type="float">
            <text:p>8,28</text:p>
          </table:table-cell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" table:formula="of:=AVERAGE([.C30:.N30])" office:value-type="float" office:value="8.14166666666667" calcext:value-type="float">
            <text:p>8,14</text:p>
          </table:table-cell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31:.N31])" office:value-type="float" office:value="6.7" calcext:value-type="float">
            <text:p>6,70</text:p>
          </table:table-cell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number-columns-repeated="4"/>
        </table:table-row>
        <table:table-row table:style-name="ro1">
          <table:table-cell table:style-name="ce9" table:formula="of:=AVERAGE([.C32:.N32])" office:value-type="float" office:value="7.1" calcext:value-type="float">
            <text:p>7,10</text:p>
          </table:table-cell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33:.N33])" office:value-type="float" office:value="6.94166666666667" calcext:value-type="float">
            <text:p>6,94</text:p>
          </table:table-cell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34:.N34])" office:value-type="float" office:value="8.7" calcext:value-type="float">
            <text:p>8,70</text:p>
          </table:table-cell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35:.N35])" office:value-type="float" office:value="5.825" calcext:value-type="float">
            <text:p>5,83</text:p>
          </table:table-cell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number-columns-repeated="4"/>
        </table:table-row>
        <table:table-row table:style-name="ro1">
          <table:table-cell table:style-name="ce9" table:formula="of:=AVERAGE([.C36:.N36])" office:value-type="float" office:value="7.18333333333333" calcext:value-type="float">
            <text:p>7,18</text:p>
          </table:table-cell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table:style-name="ce9" table:formula="of:=AVERAGE([.C37:.N37])" office:value-type="float" office:value="6.39166666666667" calcext:value-type="float">
            <text:p>6,39</text:p>
          </table:table-cell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table:style-name="ce9" table:formula="of:=AVERAGE([.C38:.N38])" office:value-type="float" office:value="6.2" calcext:value-type="float">
            <text:p>6,20</text:p>
          </table:table-cell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number-columns-repeated="4"/>
        </table:table-row>
        <table:table-row table:style-name="ro1">
          <table:table-cell table:style-name="ce9" table:formula="of:=AVERAGE([.C39:.N39])" office:value-type="float" office:value="6.63333333333333" calcext:value-type="float">
            <text:p>6,63</text:p>
          </table:table-cell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number-columns-repeated="4"/>
        </table:table-row>
        <table:table-row table:style-name="ro1">
          <table:table-cell table:style-name="ce9" table:formula="of:=AVERAGE([.C40:.N40])" office:value-type="float" office:value="7.51666666666667" calcext:value-type="float">
            <text:p>7,52</text:p>
          </table:table-cell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table:style-name="ce9" table:formula="of:=AVERAGE([.C41:.N41])" office:value-type="float" office:value="7.375" calcext:value-type="float">
            <text:p>7,38</text:p>
          </table:table-cell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number-columns-repeated="4"/>
        </table:table-row>
        <table:table-row table:style-name="ro1">
          <table:table-cell table:style-name="ce9" table:formula="of:=AVERAGE([.C42:.N42])" office:value-type="float" office:value="7.59166666666667" calcext:value-type="float">
            <text:p>7,59</text:p>
          </table:table-cell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ce9" table:formula="of:=AVERAGE([.C43:.N43])" office:value-type="float" office:value="6.78333333333333" calcext:value-type="float">
            <text:p>6,78</text:p>
          </table:table-cell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number-columns-repeated="4"/>
        </table:table-row>
        <table:table-row table:style-name="ro1">
          <table:table-cell table:style-name="ce9" table:formula="of:=AVERAGE([.C44:.N44])" office:value-type="float" office:value="7.475" calcext:value-type="float">
            <text:p>7,48</text:p>
          </table:table-cell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45:.N45])" office:value-type="float" office:value="8.525" calcext:value-type="float">
            <text:p>8,53</text:p>
          </table:table-cell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number-columns-repeated="4"/>
        </table:table-row>
        <table:table-row table:style-name="ro1">
          <table:table-cell table:style-name="ce9" table:formula="of:=AVERAGE([.C46:.N46])" office:value-type="float" office:value="7.38333333333333" calcext:value-type="float">
            <text:p>7,38</text:p>
          </table:table-cell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table:style-name="ce9" table:formula="of:=AVERAGE([.C47:.N47])" office:value-type="float" office:value="8.38333333333334" calcext:value-type="float">
            <text:p>8,38</text:p>
          </table:table-cell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9" table:formula="of:=AVERAGE([.C48:.N48])" office:value-type="float" office:value="8.175" calcext:value-type="float">
            <text:p>8,18</text:p>
          </table:table-cell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style-name="ce9" table:formula="of:=AVERAGE([.C49:.N49])" office:value-type="float" office:value="7.76666666666667" calcext:value-type="float">
            <text:p>7,77</text:p>
          </table:table-cell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50:.N50])" office:value-type="float" office:value="8.075" calcext:value-type="float">
            <text:p>8,08</text:p>
          </table:table-cell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51:.N51])" office:value-type="float" office:value="7.06666666666667" calcext:value-type="float">
            <text:p>7,07</text:p>
          </table:table-cell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table:style-name="ce9" table:formula="of:=AVERAGE([.C52:.N52])" office:value-type="float" office:value="4.74166666666667" calcext:value-type="float">
            <text:p>4,74</text:p>
          </table:table-cell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number-columns-repeated="4"/>
        </table:table-row>
        <table:table-row table:style-name="ro1">
          <table:table-cell table:style-name="ce9" table:formula="of:=AVERAGE([.C53:.N53])" office:value-type="float" office:value="6.64166666666667" calcext:value-type="float">
            <text:p>6,64</text:p>
          </table:table-cell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54:.N54])" office:value-type="float" office:value="7.35833333333333" calcext:value-type="float">
            <text:p>7,36</text:p>
          </table:table-cell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55:.N55])" office:value-type="float" office:value="6.13333333333333" calcext:value-type="float">
            <text:p>6,13</text:p>
          </table:table-cell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number-columns-repeated="4"/>
        </table:table-row>
        <table:table-row table:style-name="ro1">
          <table:table-cell table:style-name="ce9" table:formula="of:=AVERAGE([.C56:.N56])" office:value-type="float" office:value="7.86666666666667" calcext:value-type="float">
            <text:p>7,87</text:p>
          </table:table-cell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style-name="ce9" table:formula="of:=AVERAGE([.C57:.N57])" office:value-type="float" office:value="8.7" calcext:value-type="float">
            <text:p>8,70</text:p>
          </table:table-cell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table:style-name="ce9" table:formula="of:=AVERAGE([.C58:.N58])" office:value-type="float" office:value="7.24166666666667" calcext:value-type="float">
            <text:p>7,24</text:p>
          </table:table-cell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table:style-name="ce9" table:formula="of:=AVERAGE([.C59:.N59])" office:value-type="float" office:value="7.83333333333333" calcext:value-type="float">
            <text:p>7,83</text:p>
          </table:table-cell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60:.N60])" office:value-type="float" office:value="6.925" calcext:value-type="float">
            <text:p>6,93</text:p>
          </table:table-cell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number-columns-repeated="4"/>
        </table:table-row>
        <table:table-row table:style-name="ro1">
          <table:table-cell table:style-name="ce9" table:formula="of:=AVERAGE([.C61:.N61])" office:value-type="float" office:value="5.75" calcext:value-type="float">
            <text:p>5,75</text:p>
          </table:table-cell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table:style-name="ce9" table:formula="of:=AVERAGE([.C62:.N62])" office:value-type="float" office:value="7.25833333333333" calcext:value-type="float">
            <text:p>7,26</text:p>
          </table:table-cell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number-columns-repeated="4"/>
        </table:table-row>
        <table:table-row table:style-name="ro1">
          <table:table-cell table:style-name="ce9" table:formula="of:=AVERAGE([.C63:.N63])" office:value-type="float" office:value="6.18333333333333" calcext:value-type="float">
            <text:p>6,18</text:p>
          </table:table-cell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number-columns-repeated="4"/>
        </table:table-row>
        <table:table-row table:style-name="ro1">
          <table:table-cell table:style-name="ce9" table:formula="of:=AVERAGE([.C64:.N64])" office:value-type="float" office:value="8.35833333333333" calcext:value-type="float">
            <text:p>8,36</text:p>
          </table:table-cell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" table:formula="of:=AVERAGE([.C65:.N65])" office:value-type="float" office:value="6.83333333333333" calcext:value-type="float">
            <text:p>6,83</text:p>
          </table:table-cell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 table:style-name="ce9" table:formula="of:=AVERAGE([.C66:.N66])" office:value-type="float" office:value="8.28333333333333" calcext:value-type="float">
            <text:p>8,28</text:p>
          </table:table-cell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9" table:formula="of:=AVERAGE([.C67:.N67])" office:value-type="float" office:value="6.41666666666667" calcext:value-type="float">
            <text:p>6,42</text:p>
          </table:table-cell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number-columns-repeated="4"/>
        </table:table-row>
        <table:table-row table:style-name="ro1">
          <table:table-cell table:style-name="ce9" table:formula="of:=AVERAGE([.C68:.N68])" office:value-type="float" office:value="6.63333333333333" calcext:value-type="float">
            <text:p>6,63</text:p>
          </table:table-cell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69:.N69])" office:value-type="float" office:value="8.28333333333333" calcext:value-type="float">
            <text:p>8,28</text:p>
          </table:table-cell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number-columns-repeated="4"/>
        </table:table-row>
        <table:table-row table:style-name="ro1">
          <table:table-cell table:style-name="ce9" table:formula="of:=AVERAGE([.C70:.N70])" office:value-type="float" office:value="6.70833333333333" calcext:value-type="float">
            <text:p>6,71</text:p>
          </table:table-cell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table:style-name="ce9" table:formula="of:=AVERAGE([.C71:.N71])" office:value-type="float" office:value="7.975" calcext:value-type="float">
            <text:p>7,98</text:p>
          </table:table-cell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style-name="ce9" table:formula="of:=AVERAGE([.C72:.N72])" office:value-type="float" office:value="6.51666666666667" calcext:value-type="float">
            <text:p>6,52</text:p>
          </table:table-cell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number-columns-repeated="4"/>
        </table:table-row>
        <table:table-row table:style-name="ro1">
          <table:table-cell table:style-name="ce9" table:formula="of:=AVERAGE([.C73:.N73])" office:value-type="float" office:value="7.16666666666667" calcext:value-type="float">
            <text:p>7,17</text:p>
          </table:table-cell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74:.N74])" office:value-type="float" office:value="7.625" calcext:value-type="float">
            <text:p>7,63</text:p>
          </table:table-cell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75:.N75])" office:value-type="float" office:value="7.90833333333333" calcext:value-type="float">
            <text:p>7,91</text:p>
          </table:table-cell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" table:formula="of:=AVERAGE([.C76:.N76])" office:value-type="float" office:value="6.65" calcext:value-type="float">
            <text:p>6,65</text:p>
          </table:table-cell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number-columns-repeated="4"/>
        </table:table-row>
        <table:table-row table:style-name="ro1">
          <table:table-cell table:style-name="ce9" table:formula="of:=AVERAGE([.C77:.N77])" office:value-type="float" office:value="7.48333333333333" calcext:value-type="float">
            <text:p>7,48</text:p>
          </table:table-cell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table:style-name="ce9" table:formula="of:=AVERAGE([.C78:.N78])" office:value-type="float" office:value="5.79166666666667" calcext:value-type="float">
            <text:p>5,79</text:p>
          </table:table-cell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number-columns-repeated="4"/>
        </table:table-row>
        <table:table-row table:style-name="ro1">
          <table:table-cell table:style-name="ce9" table:formula="of:=AVERAGE([.C79:.N79])" office:value-type="float" office:value="7.15" calcext:value-type="float">
            <text:p>7,15</text:p>
          </table:table-cell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table:style-name="ce9" table:formula="of:=AVERAGE([.C80:.N80])" office:value-type="float" office:value="7.58333333333333" calcext:value-type="float">
            <text:p>7,58</text:p>
          </table:table-cell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81:.N81])" office:value-type="float" office:value="6.56666666666667" calcext:value-type="float">
            <text:p>6,57</text:p>
          </table:table-cell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table:style-name="ce9" table:formula="of:=AVERAGE([.C82:.N82])" office:value-type="float" office:value="8.49166666666667" calcext:value-type="float">
            <text:p>8,49</text:p>
          </table:table-cell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number-columns-repeated="4"/>
        </table:table-row>
        <table:table-row table:style-name="ro1">
          <table:table-cell table:style-name="ce9" table:formula="of:=AVERAGE([.C83:.N83])" office:value-type="float" office:value="7.10833333333333" calcext:value-type="float">
            <text:p>7,11</text:p>
          </table:table-cell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number-columns-repeated="4"/>
        </table:table-row>
        <table:table-row table:style-name="ro1">
          <table:table-cell table:style-name="ce9" table:formula="of:=AVERAGE([.C84:.N84])" office:value-type="float" office:value="7.65" calcext:value-type="float">
            <text:p>7,65</text:p>
          </table:table-cell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85:.N85])" office:value-type="float" office:value="6.86666666666667" calcext:value-type="float">
            <text:p>6,87</text:p>
          </table:table-cell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number-columns-repeated="4"/>
        </table:table-row>
        <table:table-row table:style-name="ro1">
          <table:table-cell table:style-name="ce9" table:formula="of:=AVERAGE([.C86:.N86])" office:value-type="float" office:value="8.975" calcext:value-type="float">
            <text:p>8,98</text:p>
          </table:table-cell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87:.N87])" office:value-type="float" office:value="5.94166666666667" calcext:value-type="float">
            <text:p>5,94</text:p>
          </table:table-cell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number-columns-repeated="4"/>
        </table:table-row>
        <table:table-row table:style-name="ro1">
          <table:table-cell table:style-name="ce9" table:formula="of:=AVERAGE([.C88:.N88])" office:value-type="float" office:value="7.16666666666667" calcext:value-type="float">
            <text:p>7,17</text:p>
          </table:table-cell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89:.N89])" office:value-type="float" office:value="8.26666666666667" calcext:value-type="float">
            <text:p>8,27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90:.N90])" office:value-type="float" office:value="6.70833333333333" calcext:value-type="float">
            <text:p>6,71</text:p>
          </table:table-cell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table:style-name="ce9" table:formula="of:=AVERAGE([.C91:.N91])" office:value-type="float" office:value="8.76666666666667" calcext:value-type="float">
            <text:p>8,77</text:p>
          </table:table-cell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92:.N92])" office:value-type="float" office:value="8.05833333333333" calcext:value-type="float">
            <text:p>8,06</text:p>
          </table:table-cell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93:.N93])" office:value-type="float" office:value="5.81666666666667" calcext:value-type="float">
            <text:p>5,82</text:p>
          </table:table-cell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number-columns-repeated="4"/>
        </table:table-row>
        <table:table-row table:style-name="ro1">
          <table:table-cell table:style-name="ce9" table:formula="of:=AVERAGE([.C94:.N94])" office:value-type="float" office:value="5.36666666666667" calcext:value-type="float">
            <text:p>5,37</text:p>
          </table:table-cell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number-columns-repeated="4"/>
        </table:table-row>
        <table:table-row table:style-name="ro1">
          <table:table-cell table:style-name="ce9" table:formula="of:=AVERAGE([.C95:.N95])" office:value-type="float" office:value="9.09166666666667" calcext:value-type="float">
            <text:p>9,09</text:p>
          </table:table-cell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96:.N96])" office:value-type="float" office:value="8.25" calcext:value-type="float">
            <text:p>8,25</text:p>
          </table:table-cell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9" table:formula="of:=AVERAGE([.C97:.N97])" office:value-type="float" office:value="7.725" calcext:value-type="float">
            <text:p>7,73</text:p>
          </table:table-cell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table:style-name="ce9" table:formula="of:=AVERAGE([.C98:.N98])" office:value-type="float" office:value="6.175" calcext:value-type="float">
            <text:p>6,18</text:p>
          </table:table-cell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table:style-name="ce9" table:formula="of:=AVERAGE([.C99:.N99])" office:value-type="float" office:value="6.99166666666667" calcext:value-type="float">
            <text:p>6,99</text:p>
          </table:table-cell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table:style-name="ce9" table:formula="of:=AVERAGE([.C100:.N100])" office:value-type="float" office:value="7.25833333333333" calcext:value-type="float">
            <text:p>7,26</text:p>
          </table:table-cell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number-columns-repeated="4"/>
        </table:table-row>
        <table:table-row table:style-name="ro1">
          <table:table-cell table:style-name="ce9" table:formula="of:=AVERAGE([.C101:.N101])" office:value-type="float" office:value="8.15" calcext:value-type="float">
            <text:p>8,15</text:p>
          </table:table-cell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table:style-name="ce9" table:formula="of:=AVERAGE([.C102:.N102])" office:value-type="float" office:value="6.54166666666667" calcext:value-type="float">
            <text:p>6,54</text:p>
          </table:table-cell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number-columns-repeated="4"/>
        </table:table-row>
        <table:table-row table:style-name="ro1">
          <table:table-cell table:style-name="ce9" table:formula="of:=AVERAGE([.C103:.N103])" office:value-type="float" office:value="7.71666666666667" calcext:value-type="float">
            <text:p>7,72</text:p>
          </table:table-cell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104:.N104])" office:value-type="float" office:value="6.41666666666667" calcext:value-type="float">
            <text:p>6,42</text:p>
          </table:table-cell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05:.N105])" office:value-type="float" office:value="8.55833333333333" calcext:value-type="float">
            <text:p>8,56</text:p>
          </table:table-cell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table:style-name="ce9" table:formula="of:=AVERAGE([.C106:.N106])" office:value-type="float" office:value="7.21666666666667" calcext:value-type="float">
            <text:p>7,22</text:p>
          </table:table-cell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107:.N107])" office:value-type="float" office:value="8.025" calcext:value-type="float">
            <text:p>8,03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9" table:formula="of:=AVERAGE([.C108:.N108])" office:value-type="float" office:value="7.68333333333333" calcext:value-type="float">
            <text:p>7,68</text:p>
          </table:table-cell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ce9" table:formula="of:=AVERAGE([.C109:.N109])" office:value-type="float" office:value="7.925" calcext:value-type="float">
            <text:p>7,93</text:p>
          </table:table-cell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10:.N110])" office:value-type="float" office:value="7.49166666666667" calcext:value-type="float">
            <text:p>7,49</text:p>
          </table:table-cell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table:style-name="ce9" table:formula="of:=AVERAGE([.C111:.N111])" office:value-type="float" office:value="6.54166666666667" calcext:value-type="float">
            <text:p>6,54</text:p>
          </table:table-cell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12:.N112])" office:value-type="float" office:value="7.375" calcext:value-type="float">
            <text:p>7,38</text:p>
          </table:table-cell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number-columns-repeated="4"/>
        </table:table-row>
        <table:table-row table:style-name="ro1">
          <table:table-cell table:style-name="ce9" table:formula="of:=AVERAGE([.C113:.N113])" office:value-type="float" office:value="8.11666666666667" calcext:value-type="float">
            <text:p>8,12</text:p>
          </table:table-cell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number-columns-repeated="4"/>
        </table:table-row>
        <table:table-row table:style-name="ro1">
          <table:table-cell table:style-name="ce9" table:formula="of:=AVERAGE([.C114:.N114])" office:value-type="float" office:value="7.63333333333333" calcext:value-type="float">
            <text:p>7,63</text:p>
          </table:table-cell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115:.N115])" office:value-type="float" office:value="7.725" calcext:value-type="float">
            <text:p>7,73</text:p>
          </table:table-cell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116:.N116])" office:value-type="float" office:value="7.09166666666667" calcext:value-type="float">
            <text:p>7,09</text:p>
          </table:table-cell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117:.N117])" office:value-type="float" office:value="8.08333333333333" calcext:value-type="float">
            <text:p>8,08</text:p>
          </table:table-cell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number-columns-repeated="4"/>
        </table:table-row>
        <table:table-row table:style-name="ro1">
          <table:table-cell table:style-name="ce9" table:formula="of:=AVERAGE([.C118:.N118])" office:value-type="float" office:value="7.70833333333333" calcext:value-type="float">
            <text:p>7,71</text:p>
          </table:table-cell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119:.N119])" office:value-type="float" office:value="8.15833333333333" calcext:value-type="float">
            <text:p>8,16</text:p>
          </table:table-cell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table:style-name="ce9" table:formula="of:=AVERAGE([.C120:.N120])" office:value-type="float" office:value="7.85" calcext:value-type="float">
            <text:p>7,85</text:p>
          </table:table-cell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21:.N121])" office:value-type="float" office:value="8.45" calcext:value-type="float">
            <text:p>8,45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9" table:formula="of:=AVERAGE([.C122:.N122])" office:value-type="float" office:value="8" calcext:value-type="float">
            <text:p>8,00</text:p>
          </table:table-cell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number-columns-repeated="4"/>
        </table:table-row>
        <table:table-row table:style-name="ro1">
          <table:table-cell table:style-name="ce9" table:formula="of:=AVERAGE([.C123:.N123])" office:value-type="float" office:value="8.33333333333333" calcext:value-type="float">
            <text:p>8,33</text:p>
          </table:table-cell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124:.N124])" office:value-type="float" office:value="7.8" calcext:value-type="float">
            <text:p>7,80</text:p>
          </table:table-cell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9" table:formula="of:=AVERAGE([.C125:.N125])" office:value-type="float" office:value="6.40833333333333" calcext:value-type="float">
            <text:p>6,41</text:p>
          </table:table-cell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number-columns-repeated="4"/>
        </table:table-row>
        <table:table-row table:style-name="ro1">
          <table:table-cell table:style-name="ce9" table:formula="of:=AVERAGE([.C126:.N126])" office:value-type="float" office:value="8.35" calcext:value-type="float">
            <text:p>8,35</text:p>
          </table:table-cell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number-columns-repeated="4"/>
        </table:table-row>
        <table:table-row table:style-name="ro1">
          <table:table-cell table:style-name="ce9" table:formula="of:=AVERAGE([.C127:.N127])" office:value-type="float" office:value="7.26666666666667" calcext:value-type="float">
            <text:p>7,27</text:p>
          </table:table-cell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9" table:formula="of:=AVERAGE([.C128:.N128])" office:value-type="float" office:value="7.80833333333333" calcext:value-type="float">
            <text:p>7,81</text:p>
          </table:table-cell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129:.N129])" office:value-type="float" office:value="8.2" calcext:value-type="float">
            <text:p>8,20</text:p>
          </table:table-cell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number-columns-repeated="4"/>
        </table:table-row>
        <table:table-row table:style-name="ro1">
          <table:table-cell table:style-name="ce9" table:formula="of:=AVERAGE([.C130:.N130])" office:value-type="float" office:value="6.875" calcext:value-type="float">
            <text:p>6,88</text:p>
          </table:table-cell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table:style-name="ce9" table:formula="of:=AVERAGE([.C131:.N131])" office:value-type="float" office:value="7.28333333333333" calcext:value-type="float">
            <text:p>7,28</text:p>
          </table:table-cell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number-columns-repeated="4"/>
        </table:table-row>
        <table:table-row table:style-name="ro1">
          <table:table-cell table:style-name="ce9" table:formula="of:=AVERAGE([.C132:.N132])" office:value-type="float" office:value="7.36666666666667" calcext:value-type="float">
            <text:p>7,37</text:p>
          </table:table-cell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133:.N133])" office:value-type="float" office:value="8.75" calcext:value-type="float">
            <text:p>8,75</text:p>
          </table:table-cell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9" table:formula="of:=AVERAGE([.C134:.N134])" office:value-type="float" office:value="8.56666666666667" calcext:value-type="float">
            <text:p>8,57</text:p>
          </table:table-cell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9" table:formula="of:=AVERAGE([.C135:.N135])" office:value-type="float" office:value="7" calcext:value-type="float">
            <text:p>7,00</text:p>
          </table:table-cell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9" table:formula="of:=AVERAGE([.C136:.N136])" office:value-type="float" office:value="8.03333333333333" calcext:value-type="float">
            <text:p>8,03</text:p>
          </table:table-cell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style-name="ce9" table:formula="of:=AVERAGE([.C137:.N137])" office:value-type="float" office:value="8.175" calcext:value-type="float">
            <text:p>8,18</text:p>
          </table:table-cell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table:style-name="ce9" table:formula="of:=AVERAGE([.C138:.N138])" office:value-type="float" office:value="7.73333333333333" calcext:value-type="float">
            <text:p>7,73</text:p>
          </table:table-cell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139:.N139])" office:value-type="float" office:value="8.33333333333333" calcext:value-type="float">
            <text:p>8,33</text:p>
          </table:table-cell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table:style-name="ce9" table:formula="of:=AVERAGE([.C140:.N140])" office:value-type="float" office:value="7.55833333333333" calcext:value-type="float">
            <text:p>7,56</text:p>
          </table:table-cell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number-columns-repeated="4"/>
        </table:table-row>
        <table:table-row table:style-name="ro1">
          <table:table-cell table:style-name="ce9" table:formula="of:=AVERAGE([.C141:.N141])" office:value-type="float" office:value="8.38333333333333" calcext:value-type="float">
            <text:p>8,38</text:p>
          </table:table-cell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number-columns-repeated="4"/>
        </table:table-row>
        <table:table-row table:style-name="ro1">
          <table:table-cell table:style-name="ce9" table:formula="of:=AVERAGE([.C142:.N142])" office:value-type="float" office:value="6.8" calcext:value-type="float">
            <text:p>6,80</text:p>
          </table:table-cell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table:style-name="ce9" table:formula="of:=AVERAGE([.C143:.N143])" office:value-type="float" office:value="8.30833333333333" calcext:value-type="float">
            <text:p>8,31</text:p>
          </table:table-cell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number-columns-repeated="4"/>
        </table:table-row>
        <table:table-row table:style-name="ro1">
          <table:table-cell table:style-name="ce9" table:formula="of:=AVERAGE([.C144:.N144])" office:value-type="float" office:value="8.925" calcext:value-type="float">
            <text:p>8,93</text:p>
          </table:table-cell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number-columns-repeated="4"/>
        </table:table-row>
        <table:table-row table:style-name="ro1">
          <table:table-cell table:style-name="ce9" table:formula="of:=AVERAGE([.C145:.N145])" office:value-type="float" office:value="7.18333333333333" calcext:value-type="float">
            <text:p>7,18</text:p>
          </table:table-cell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9" table:formula="of:=AVERAGE([.C146:.N146])" office:value-type="float" office:value="7.80833333333333" calcext:value-type="float">
            <text:p>7,81</text:p>
          </table:table-cell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table:style-name="ce9" table:formula="of:=AVERAGE([.C147:.N147])" office:value-type="float" office:value="6.95833333333333" calcext:value-type="float">
            <text:p>6,96</text:p>
          </table:table-cell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148:.N148])" office:value-type="float" office:value="8.50833333333333" calcext:value-type="float">
            <text:p>8,51</text:p>
          </table:table-cell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49:.N149])" office:value-type="float" office:value="8.425" calcext:value-type="float">
            <text:p>8,43</text:p>
          </table:table-cell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table:style-name="ce9" table:formula="of:=AVERAGE([.C150:.N150])" office:value-type="float" office:value="7.56666666666667" calcext:value-type="float">
            <text:p>7,57</text:p>
          </table:table-cell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table:style-name="ce9" table:formula="of:=AVERAGE([.C151:.N151])" office:value-type="float" office:value="7.80833333333333" calcext:value-type="float">
            <text:p>7,81</text:p>
          </table:table-cell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number-columns-repeated="4"/>
        </table:table-row>
        <table:table-row table:style-name="ro1">
          <table:table-cell table:style-name="ce9" table:formula="of:=AVERAGE([.C152:.N152])" office:value-type="float" office:value="6.63333333333333" calcext:value-type="float">
            <text:p>6,63</text:p>
          </table:table-cell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 table:style-name="ce9" table:formula="of:=AVERAGE([.C153:.N153])" office:value-type="float" office:value="8.69166666666667" calcext:value-type="float">
            <text:p>8,69</text:p>
          </table:table-cell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number-columns-repeated="4"/>
        </table:table-row>
        <table:table-row table:style-name="ro1">
          <table:table-cell table:style-name="ce9" table:formula="of:=AVERAGE([.C154:.N154])" office:value-type="float" office:value="7.54166666666667" calcext:value-type="float">
            <text:p>7,54</text:p>
          </table:table-cell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155:.N155])" office:value-type="float" office:value="8.45" calcext:value-type="float">
            <text:p>8,45</text:p>
          </table:table-cell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9" table:formula="of:=AVERAGE([.C156:.N156])" office:value-type="float" office:value="6.61666666666667" calcext:value-type="float">
            <text:p>6,62</text:p>
          </table:table-cell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number-columns-repeated="4"/>
        </table:table-row>
        <table:table-row table:style-name="ro1">
          <table:table-cell table:style-name="ce9" table:formula="of:=AVERAGE([.C157:.N157])" office:value-type="float" office:value="9.45833333333333" calcext:value-type="float">
            <text:p>9,46</text:p>
          </table:table-cell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158:.N158])" office:value-type="float" office:value="7.93333333333333" calcext:value-type="float">
            <text:p>7,93</text:p>
          </table:table-cell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159:.N159])" office:value-type="float" office:value="8.70833333333333" calcext:value-type="float">
            <text:p>8,71</text:p>
          </table:table-cell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9" table:formula="of:=AVERAGE([.C160:.N160])" office:value-type="float" office:value="8.78333333333333" calcext:value-type="float">
            <text:p>8,78</text:p>
          </table:table-cell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number-columns-repeated="4"/>
        </table:table-row>
        <table:table-row table:style-name="ro1">
          <table:table-cell table:style-name="ce9" table:formula="of:=AVERAGE([.C161:.N161])" office:value-type="float" office:value="8.74166666666667" calcext:value-type="float">
            <text:p>8,74</text:p>
          </table:table-cell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number-columns-repeated="4"/>
        </table:table-row>
        <table:table-row table:style-name="ro1">
          <table:table-cell table:style-name="ce9" table:formula="of:=AVERAGE([.C162:.N162])" office:value-type="float" office:value="9.15833333333333" calcext:value-type="float">
            <text:p>9,16</text:p>
          </table:table-cell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9" table:formula="of:=AVERAGE([.C163:.N163])" office:value-type="float" office:value="5.91666666666667" calcext:value-type="float">
            <text:p>5,92</text:p>
          </table:table-cell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number-columns-repeated="4"/>
        </table:table-row>
        <table:table-row table:style-name="ro1">
          <table:table-cell table:style-name="ce9" table:formula="of:=AVERAGE([.C164:.N164])" office:value-type="float" office:value="6.41666666666667" calcext:value-type="float">
            <text:p>6,42</text:p>
          </table:table-cell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table:style-name="ce9" table:formula="of:=AVERAGE([.C165:.N165])" office:value-type="float" office:value="6.975" calcext:value-type="float">
            <text:p>6,98</text:p>
          </table:table-cell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166:.N166])" office:value-type="float" office:value="8.55" calcext:value-type="float">
            <text:p>8,55</text:p>
          </table:table-cell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67:.N167])" office:value-type="float" office:value="8.38333333333333" calcext:value-type="float">
            <text:p>8,38</text:p>
          </table:table-cell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168:.N168])" office:value-type="float" office:value="7.93333333333333" calcext:value-type="float">
            <text:p>7,93</text:p>
          </table:table-cell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69:.N169])" office:value-type="float" office:value="8.09166666666667" calcext:value-type="float">
            <text:p>8,09</text:p>
          </table:table-cell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number-columns-repeated="4"/>
        </table:table-row>
        <table:table-row table:style-name="ro1">
          <table:table-cell table:style-name="ce9" table:formula="of:=AVERAGE([.C170:.N170])" office:value-type="float" office:value="7.48333333333333" calcext:value-type="float">
            <text:p>7,48</text:p>
          </table:table-cell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71:.N171])" office:value-type="float" office:value="8.725" calcext:value-type="float">
            <text:p>8,73</text:p>
          </table:table-cell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table:style-name="ce9" table:formula="of:=AVERAGE([.C172:.N172])" office:value-type="float" office:value="8.96666666666667" calcext:value-type="float">
            <text:p>8,97</text:p>
          </table:table-cell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style-name="ce9" table:formula="of:=AVERAGE([.C173:.N173])" office:value-type="float" office:value="8.625" calcext:value-type="float">
            <text:p>8,63</text:p>
          </table:table-cell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9" table:formula="of:=AVERAGE([.C174:.N174])" office:value-type="float" office:value="9" calcext:value-type="float">
            <text:p>9,00</text:p>
          </table:table-cell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style-name="ce9" table:formula="of:=AVERAGE([.C175:.N175])" office:value-type="float" office:value="7.725" calcext:value-type="float">
            <text:p>7,73</text:p>
          </table:table-cell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76:.N176])" office:value-type="float" office:value="8.68333333333333" calcext:value-type="float">
            <text:p>8,68</text:p>
          </table:table-cell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177:.N177])" office:value-type="float" office:value="7.39166666666667" calcext:value-type="float">
            <text:p>7,39</text:p>
          </table:table-cell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table:style-name="ce9" table:formula="of:=AVERAGE([.C178:.N178])" office:value-type="float" office:value="7.825" calcext:value-type="float">
            <text:p>7,83</text:p>
          </table:table-cell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table:style-name="ce9" table:formula="of:=AVERAGE([.C179:.N179])" office:value-type="float" office:value="6.36666666666667" calcext:value-type="float">
            <text:p>6,37</text:p>
          </table:table-cell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180:.N180])" office:value-type="float" office:value="8.53333333333333" calcext:value-type="float">
            <text:p>8,53</text:p>
          </table:table-cell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81:.N181])" office:value-type="float" office:value="8.06666666666667" calcext:value-type="float">
            <text:p>8,07</text:p>
          </table:table-cell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182:.N182])" office:value-type="float" office:value="8.75" calcext:value-type="float">
            <text:p>8,75</text:p>
          </table:table-cell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number-columns-repeated="4"/>
        </table:table-row>
        <table:table-row table:style-name="ro1">
          <table:table-cell table:style-name="ce9" table:formula="of:=AVERAGE([.C183:.N183])" office:value-type="float" office:value="8.18333333333333" calcext:value-type="float">
            <text:p>8,18</text:p>
          </table:table-cell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1">
          <table:table-cell table:style-name="ce9" table:formula="of:=AVERAGE([.C184:.N184])" office:value-type="float" office:value="8.825" calcext:value-type="float">
            <text:p>8,83</text:p>
          </table:table-cell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185:.N185])" office:value-type="float" office:value="7.46666666666667" calcext:value-type="float">
            <text:p>7,47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table:style-name="ce9" table:formula="of:=AVERAGE([.C186:.N186])" office:value-type="float" office:value="7.45833333333333" calcext:value-type="float">
            <text:p>7,46</text:p>
          </table:table-cell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number-columns-repeated="4"/>
        </table:table-row>
        <table:table-row table:style-name="ro1">
          <table:table-cell table:style-name="ce9" table:formula="of:=AVERAGE([.C187:.N187])" office:value-type="float" office:value="8.03333333333333" calcext:value-type="float">
            <text:p>8,03</text:p>
          </table:table-cell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table:formula="of:=AVERAGE([.C188:.N188])" office:value-type="float" office:value="7.24166666666667" calcext:value-type="float">
            <text:p>7,24</text:p>
          </table:table-cell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9" table:formula="of:=AVERAGE([.C189:.N189])" office:value-type="float" office:value="8.55" calcext:value-type="float">
            <text:p>8,55</text:p>
          </table:table-cell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table:formula="of:=AVERAGE([.C190:.N190])" office:value-type="float" office:value="9.23333333333333" calcext:value-type="float">
            <text:p>9,23</text:p>
          </table:table-cell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style-name="ce9" table:formula="of:=AVERAGE([.C191:.N191])" office:value-type="float" office:value="8.3" calcext:value-type="float">
            <text:p>8,30</text:p>
          </table:table-cell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number-columns-repeated="4"/>
        </table:table-row>
        <table:table-row table:style-name="ro1">
          <table:table-cell table:style-name="ce9" table:formula="of:=AVERAGE([.C192:.N192])" office:value-type="float" office:value="7.16666666666667" calcext:value-type="float">
            <text:p>7,17</text:p>
          </table:table-cell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number-columns-repeated="4"/>
        </table:table-row>
        <table:table-row table:style-name="ro1">
          <table:table-cell table:style-name="ce9" table:formula="of:=AVERAGE([.C193:.N193])" office:value-type="float" office:value="7.525" calcext:value-type="float">
            <text:p>7,53</text:p>
          </table:table-cell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94:.N194])" office:value-type="float" office:value="8.625" calcext:value-type="float">
            <text:p>8,63</text:p>
          </table:table-cell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number-columns-repeated="4"/>
        </table:table-row>
        <table:table-row table:style-name="ro1">
          <table:table-cell table:style-name="ce9" table:formula="of:=AVERAGE([.C195:.N195])" office:value-type="float" office:value="8.16666666666667" calcext:value-type="float">
            <text:p>8,17</text:p>
          </table:table-cell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196:.N196])" office:value-type="float" office:value="8.375" calcext:value-type="float">
            <text:p>8,38</text:p>
          </table:table-cell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197:.N197])" office:value-type="float" office:value="8.50833333333333" calcext:value-type="float">
            <text:p>8,51</text:p>
          </table:table-cell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table:style-name="ce9" table:formula="of:=AVERAGE([.C198:.N198])" office:value-type="float" office:value="9.48333333333333" calcext:value-type="float">
            <text:p>9,48</text:p>
          </table:table-cell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9" table:formula="of:=AVERAGE([.C199:.N199])" office:value-type="float" office:value="7.55833333333333" calcext:value-type="float">
            <text:p>7,56</text:p>
          </table:table-cell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style-name="ce9" table:formula="of:=AVERAGE([.C200:.N200])" office:value-type="float" office:value="8.375" calcext:value-type="float">
            <text:p>8,38</text:p>
          </table:table-cell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201:.N201])" office:value-type="float" office:value="7.45" calcext:value-type="float">
            <text:p>7,45</text:p>
          </table:table-cell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table:style-name="ce9" table:formula="of:=AVERAGE([.C202:.N202])" office:value-type="float" office:value="7.63333333333333" calcext:value-type="float">
            <text:p>7,63</text:p>
          </table:table-cell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9" table:formula="of:=AVERAGE([.C203:.N203])" office:value-type="float" office:value="6.89166666666667" calcext:value-type="float">
            <text:p>6,89</text:p>
          </table:table-cell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204:.N204])" office:value-type="float" office:value="8.075" calcext:value-type="float">
            <text:p>8,08</text:p>
          </table:table-cell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table:style-name="ce9" table:formula="of:=AVERAGE([.C205:.N205])" office:value-type="float" office:value="8.88333333333334" calcext:value-type="float">
            <text:p>8,88</text:p>
          </table:table-cell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style-name="ce9" table:formula="of:=AVERAGE([.C206:.N206])" office:value-type="float" office:value="9.61666666666667" calcext:value-type="float">
            <text:p>9,62</text:p>
          </table:table-cell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207:.N207])" office:value-type="float" office:value="8.20833333333333" calcext:value-type="float">
            <text:p>8,21</text:p>
          </table:table-cell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style-name="ce9" table:formula="of:=AVERAGE([.C208:.N208])" office:value-type="float" office:value="7.2" calcext:value-type="float">
            <text:p>7,20</text:p>
          </table:table-cell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4"/>
        </table:table-row>
        <table:table-row table:style-name="ro1">
          <table:table-cell table:style-name="ce9" table:formula="of:=AVERAGE([.C209:.N209])" office:value-type="float" office:value="7.975" calcext:value-type="float">
            <text:p>7,98</text:p>
          </table:table-cell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210:.N210])" office:value-type="float" office:value="6.89166666666667" calcext:value-type="float">
            <text:p>6,89</text:p>
          </table:table-cell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11:.N211])" office:value-type="float" office:value="8.59166666666667" calcext:value-type="float">
            <text:p>8,59</text:p>
          </table:table-cell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12:.N212])" office:value-type="float" office:value="9.81666666666667" calcext:value-type="float">
            <text:p>9,82</text:p>
          </table:table-cell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213:.N213])" office:value-type="float" office:value="9.71666666666667" calcext:value-type="float">
            <text:p>9,72</text:p>
          </table:table-cell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214:.N214])" office:value-type="float" office:value="8.58333333333333" calcext:value-type="float">
            <text:p>8,58</text:p>
          </table:table-cell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215:.N215])" office:value-type="float" office:value="9.35833333333333" calcext:value-type="float">
            <text:p>9,36</text:p>
          </table:table-cell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table:formula="of:=AVERAGE([.C216:.N216])" office:value-type="float" office:value="8.3" calcext:value-type="float">
            <text:p>8,30</text:p>
          </table:table-cell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style-name="ce9" table:formula="of:=AVERAGE([.C217:.N217])" office:value-type="float" office:value="9.3" calcext:value-type="float">
            <text:p>9,30</text:p>
          </table:table-cell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18:.N218])" office:value-type="float" office:value="8.70833333333333" calcext:value-type="float">
            <text:p>8,71</text:p>
          </table:table-cell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number-columns-repeated="4"/>
        </table:table-row>
        <table:table-row table:style-name="ro1">
          <table:table-cell table:style-name="ce9" table:formula="of:=AVERAGE([.C219:.N219])" office:value-type="float" office:value="7.54166666666667" calcext:value-type="float">
            <text:p>7,54</text:p>
          </table:table-cell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table:style-name="ce9" table:formula="of:=AVERAGE([.C220:.N220])" office:value-type="float" office:value="8.60833333333333" calcext:value-type="float">
            <text:p>8,61</text:p>
          </table:table-cell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style-name="ce9" table:formula="of:=AVERAGE([.C221:.N221])" office:value-type="float" office:value="8.8" calcext:value-type="float">
            <text:p>8,80</text:p>
          </table:table-cell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222:.N222])" office:value-type="float" office:value="9.16666666666667" calcext:value-type="float">
            <text:p>9,17</text:p>
          </table:table-cell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9" table:formula="of:=AVERAGE([.C223:.N223])" office:value-type="float" office:value="9.60833333333333" calcext:value-type="float">
            <text:p>9,61</text:p>
          </table:table-cell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224:.N224])" office:value-type="float" office:value="8.33333333333333" calcext:value-type="float">
            <text:p>8,33</text:p>
          </table:table-cell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table:style-name="ce9" table:formula="of:=AVERAGE([.C225:.N225])" office:value-type="float" office:value="9.3" calcext:value-type="float">
            <text:p>9,30</text:p>
          </table:table-cell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number-columns-repeated="4"/>
        </table:table-row>
        <table:table-row table:style-name="ro1">
          <table:table-cell table:style-name="ce9" table:formula="of:=AVERAGE([.C226:.N226])" office:value-type="float" office:value="8.24166666666667" calcext:value-type="float">
            <text:p>8,24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27:.N227])" office:value-type="float" office:value="8.4" calcext:value-type="float">
            <text:p>8,40</text:p>
          </table:table-cell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style-name="ce9" table:formula="of:=AVERAGE([.C228:.N228])" office:value-type="float" office:value="8.56666666666667" calcext:value-type="float">
            <text:p>8,57</text:p>
          </table:table-cell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229:.N229])" office:value-type="float" office:value="8.95833333333333" calcext:value-type="float">
            <text:p>8,96</text:p>
          </table:table-cell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number-columns-repeated="4"/>
        </table:table-row>
        <table:table-row table:style-name="ro1" table:number-rows-repeated="10483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Zadanie B" table:style-name="ta1">
        <table:table-column table:style-name="co1" table:number-columns-repeated="2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number-columns-repeated="7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9" table:formula="of:=AVERAGE([.C2:.N2])" office:value-type="float" office:value="9.10833333333333" calcext:value-type="float">
            <text:p>9,11</text:p>
          </table:table-cell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/>
          <table:table-cell table:style-name="ce10" office:value-type="string" calcext:value-type="string" table:number-columns-spanned="2" table:number-rows-spanned="1">
            <text:p>Najwyższa temperatura:</text:p>
          </table:table-cell>
          <table:covered-table-cell table:style-name="ce11"/>
          <table:table-cell table:style-name="ce12" table:formula="of:=MAX([.A:.A])" office:value-type="float" office:value="9.81666666666667" calcext:value-type="float">
            <text:p>9,82</text:p>
          </table:table-cell>
        </table:table-row>
        <table:table-row table:style-name="ro1">
          <table:table-cell table:style-name="ce9" table:formula="of:=AVERAGE([.C3:.N3])" office:value-type="float" office:value="7.525" calcext:value-type="float">
            <text:p>7,53</text:p>
          </table:table-cell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/>
          <table:table-cell table:style-name="ce10" office:value-type="string" calcext:value-type="string" table:number-columns-spanned="2" table:number-rows-spanned="1">
            <text:p>Rok występowania:</text:p>
          </table:table-cell>
          <table:covered-table-cell table:style-name="ce11"/>
          <table:table-cell table:style-name="ce13" table:formula="of:=VLOOKUP([.R2]; [.A2:.B229]; 2; 0)" office:value-type="float" office:value="1989" calcext:value-type="float">
            <text:p>1989</text:p>
          </table:table-cell>
        </table:table-row>
        <table:table-row table:style-name="ro1">
          <table:table-cell table:style-name="ce9" table:formula="of:=AVERAGE([.C4:.N4])" office:value-type="float" office:value="8.6" calcext:value-type="float">
            <text:p>8,60</text:p>
          </table:table-cell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number-columns-repeated="4"/>
        </table:table-row>
        <table:table-row table:style-name="ro1">
          <table:table-cell table:style-name="ce9" table:formula="of:=AVERAGE([.C5:.N5])" office:value-type="float" office:value="7.325" calcext:value-type="float">
            <text:p>7,33</text:p>
          </table:table-cell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6:.N6])" office:value-type="float" office:value="8.55833333333333" calcext:value-type="float">
            <text:p>8,56</text:p>
          </table:table-cell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table:style-name="ce9" table:formula="of:=AVERAGE([.C7:.N7])" office:value-type="float" office:value="7.79166666666667" calcext:value-type="float">
            <text:p>7,79</text:p>
          </table:table-cell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8:.N8])" office:value-type="float" office:value="5.28333333333333" calcext:value-type="float">
            <text:p>5,28</text:p>
          </table:table-cell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table:style-name="ce9" table:formula="of:=AVERAGE([.C9:.N9])" office:value-type="float" office:value="5.825" calcext:value-type="float">
            <text:p>5,83</text:p>
          </table:table-cell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table:style-name="ce9" table:formula="of:=AVERAGE([.C10:.N10])" office:value-type="float" office:value="7.6" calcext:value-type="float">
            <text:p>7,60</text:p>
          </table:table-cell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11:.N11])" office:value-type="float" office:value="6.225" calcext:value-type="float">
            <text:p>6,23</text:p>
          </table:table-cell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number-columns-repeated="4"/>
        </table:table-row>
        <table:table-row table:style-name="ro1">
          <table:table-cell table:style-name="ce9" table:formula="of:=AVERAGE([.C12:.N12])" office:value-type="float" office:value="8.19166666666667" calcext:value-type="float">
            <text:p>8,19</text:p>
          </table:table-cell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3:.N13])" office:value-type="float" office:value="8.04166666666667" calcext:value-type="float">
            <text:p>8,04</text:p>
          </table:table-cell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9" table:formula="of:=AVERAGE([.C14:.N14])" office:value-type="float" office:value="8.625" calcext:value-type="float">
            <text:p>8,63</text:p>
          </table:table-cell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15:.N15])" office:value-type="float" office:value="7.6" calcext:value-type="float">
            <text:p>7,60</text:p>
          </table:table-cell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number-columns-repeated="4"/>
        </table:table-row>
        <table:table-row table:style-name="ro1">
          <table:table-cell table:style-name="ce9" table:formula="of:=AVERAGE([.C16:.N16])" office:value-type="float" office:value="7.50833333333333" calcext:value-type="float">
            <text:p>7,51</text:p>
          </table:table-cell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7:.N17])" office:value-type="float" office:value="8.21666666666667" calcext:value-type="float">
            <text:p>8,22</text:p>
          </table:table-cell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table:style-name="ce9" table:formula="of:=AVERAGE([.C18:.N18])" office:value-type="float" office:value="7.50833333333333" calcext:value-type="float">
            <text:p>7,51</text:p>
          </table:table-cell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19:.N19])" office:value-type="float" office:value="7.85833333333333" calcext:value-type="float">
            <text:p>7,86</text:p>
          </table:table-cell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table:style-name="ce9" table:formula="of:=AVERAGE([.C20:.N20])" office:value-type="float" office:value="9.55833333333333" calcext:value-type="float">
            <text:p>9,56</text:p>
          </table:table-cell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21:.N21])" office:value-type="float" office:value="8.30833333333333" calcext:value-type="float">
            <text:p>8,31</text:p>
          </table:table-cell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number-columns-repeated="4"/>
        </table:table-row>
        <table:table-row table:style-name="ro1">
          <table:table-cell table:style-name="ce9" table:formula="of:=AVERAGE([.C22:.N22])" office:value-type="float" office:value="5.20833333333333" calcext:value-type="float">
            <text:p>5,21</text:p>
          </table:table-cell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number-columns-repeated="4"/>
        </table:table-row>
        <table:table-row table:style-name="ro1">
          <table:table-cell table:style-name="ce9" table:formula="of:=AVERAGE([.C23:.N23])" office:value-type="float" office:value="7.275" calcext:value-type="float">
            <text:p>7,28</text:p>
          </table:table-cell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table:style-name="ce9" table:formula="of:=AVERAGE([.C24:.N24])" office:value-type="float" office:value="8.4" calcext:value-type="float">
            <text:p>8,40</text:p>
          </table:table-cell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25:.N25])" office:value-type="float" office:value="8.19166666666667" calcext:value-type="float">
            <text:p>8,19</text:p>
          </table:table-cell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26:.N26])" office:value-type="float" office:value="5.75" calcext:value-type="float">
            <text:p>5,75</text:p>
          </table:table-cell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table:style-name="ce9" table:formula="of:=AVERAGE([.C27:.N27])" office:value-type="float" office:value="6.48333333333333" calcext:value-type="float">
            <text:p>6,48</text:p>
          </table:table-cell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number-columns-repeated="4"/>
        </table:table-row>
        <table:table-row table:style-name="ro1">
          <table:table-cell table:style-name="ce9" table:formula="of:=AVERAGE([.C28:.N28])" office:value-type="float" office:value="5.31666666666667" calcext:value-type="float">
            <text:p>5,32</text:p>
          </table:table-cell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29:.N29])" office:value-type="float" office:value="8.28333333333333" calcext:value-type="float">
            <text:p>8,28</text:p>
          </table:table-cell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" table:formula="of:=AVERAGE([.C30:.N30])" office:value-type="float" office:value="8.14166666666667" calcext:value-type="float">
            <text:p>8,14</text:p>
          </table:table-cell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31:.N31])" office:value-type="float" office:value="6.7" calcext:value-type="float">
            <text:p>6,70</text:p>
          </table:table-cell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number-columns-repeated="4"/>
        </table:table-row>
        <table:table-row table:style-name="ro1">
          <table:table-cell table:style-name="ce9" table:formula="of:=AVERAGE([.C32:.N32])" office:value-type="float" office:value="7.1" calcext:value-type="float">
            <text:p>7,10</text:p>
          </table:table-cell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33:.N33])" office:value-type="float" office:value="6.94166666666667" calcext:value-type="float">
            <text:p>6,94</text:p>
          </table:table-cell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34:.N34])" office:value-type="float" office:value="8.7" calcext:value-type="float">
            <text:p>8,70</text:p>
          </table:table-cell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35:.N35])" office:value-type="float" office:value="5.825" calcext:value-type="float">
            <text:p>5,83</text:p>
          </table:table-cell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number-columns-repeated="4"/>
        </table:table-row>
        <table:table-row table:style-name="ro1">
          <table:table-cell table:style-name="ce9" table:formula="of:=AVERAGE([.C36:.N36])" office:value-type="float" office:value="7.18333333333333" calcext:value-type="float">
            <text:p>7,18</text:p>
          </table:table-cell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table:style-name="ce9" table:formula="of:=AVERAGE([.C37:.N37])" office:value-type="float" office:value="6.39166666666667" calcext:value-type="float">
            <text:p>6,39</text:p>
          </table:table-cell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table:style-name="ce9" table:formula="of:=AVERAGE([.C38:.N38])" office:value-type="float" office:value="6.2" calcext:value-type="float">
            <text:p>6,20</text:p>
          </table:table-cell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number-columns-repeated="4"/>
        </table:table-row>
        <table:table-row table:style-name="ro1">
          <table:table-cell table:style-name="ce9" table:formula="of:=AVERAGE([.C39:.N39])" office:value-type="float" office:value="6.63333333333333" calcext:value-type="float">
            <text:p>6,63</text:p>
          </table:table-cell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number-columns-repeated="4"/>
        </table:table-row>
        <table:table-row table:style-name="ro1">
          <table:table-cell table:style-name="ce9" table:formula="of:=AVERAGE([.C40:.N40])" office:value-type="float" office:value="7.51666666666667" calcext:value-type="float">
            <text:p>7,52</text:p>
          </table:table-cell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table:style-name="ce9" table:formula="of:=AVERAGE([.C41:.N41])" office:value-type="float" office:value="7.375" calcext:value-type="float">
            <text:p>7,38</text:p>
          </table:table-cell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number-columns-repeated="4"/>
        </table:table-row>
        <table:table-row table:style-name="ro1">
          <table:table-cell table:style-name="ce9" table:formula="of:=AVERAGE([.C42:.N42])" office:value-type="float" office:value="7.59166666666667" calcext:value-type="float">
            <text:p>7,59</text:p>
          </table:table-cell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ce9" table:formula="of:=AVERAGE([.C43:.N43])" office:value-type="float" office:value="6.78333333333333" calcext:value-type="float">
            <text:p>6,78</text:p>
          </table:table-cell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number-columns-repeated="4"/>
        </table:table-row>
        <table:table-row table:style-name="ro1">
          <table:table-cell table:style-name="ce9" table:formula="of:=AVERAGE([.C44:.N44])" office:value-type="float" office:value="7.475" calcext:value-type="float">
            <text:p>7,48</text:p>
          </table:table-cell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45:.N45])" office:value-type="float" office:value="8.525" calcext:value-type="float">
            <text:p>8,53</text:p>
          </table:table-cell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number-columns-repeated="4"/>
        </table:table-row>
        <table:table-row table:style-name="ro1">
          <table:table-cell table:style-name="ce9" table:formula="of:=AVERAGE([.C46:.N46])" office:value-type="float" office:value="7.38333333333333" calcext:value-type="float">
            <text:p>7,38</text:p>
          </table:table-cell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table:style-name="ce9" table:formula="of:=AVERAGE([.C47:.N47])" office:value-type="float" office:value="8.38333333333334" calcext:value-type="float">
            <text:p>8,38</text:p>
          </table:table-cell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9" table:formula="of:=AVERAGE([.C48:.N48])" office:value-type="float" office:value="8.175" calcext:value-type="float">
            <text:p>8,18</text:p>
          </table:table-cell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style-name="ce9" table:formula="of:=AVERAGE([.C49:.N49])" office:value-type="float" office:value="7.76666666666667" calcext:value-type="float">
            <text:p>7,77</text:p>
          </table:table-cell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50:.N50])" office:value-type="float" office:value="8.075" calcext:value-type="float">
            <text:p>8,08</text:p>
          </table:table-cell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51:.N51])" office:value-type="float" office:value="7.06666666666667" calcext:value-type="float">
            <text:p>7,07</text:p>
          </table:table-cell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table:style-name="ce9" table:formula="of:=AVERAGE([.C52:.N52])" office:value-type="float" office:value="4.74166666666667" calcext:value-type="float">
            <text:p>4,74</text:p>
          </table:table-cell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number-columns-repeated="4"/>
        </table:table-row>
        <table:table-row table:style-name="ro1">
          <table:table-cell table:style-name="ce9" table:formula="of:=AVERAGE([.C53:.N53])" office:value-type="float" office:value="6.64166666666667" calcext:value-type="float">
            <text:p>6,64</text:p>
          </table:table-cell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54:.N54])" office:value-type="float" office:value="7.35833333333333" calcext:value-type="float">
            <text:p>7,36</text:p>
          </table:table-cell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55:.N55])" office:value-type="float" office:value="6.13333333333333" calcext:value-type="float">
            <text:p>6,13</text:p>
          </table:table-cell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number-columns-repeated="4"/>
        </table:table-row>
        <table:table-row table:style-name="ro1">
          <table:table-cell table:style-name="ce9" table:formula="of:=AVERAGE([.C56:.N56])" office:value-type="float" office:value="7.86666666666667" calcext:value-type="float">
            <text:p>7,87</text:p>
          </table:table-cell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style-name="ce9" table:formula="of:=AVERAGE([.C57:.N57])" office:value-type="float" office:value="8.7" calcext:value-type="float">
            <text:p>8,70</text:p>
          </table:table-cell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table:style-name="ce9" table:formula="of:=AVERAGE([.C58:.N58])" office:value-type="float" office:value="7.24166666666667" calcext:value-type="float">
            <text:p>7,24</text:p>
          </table:table-cell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table:style-name="ce9" table:formula="of:=AVERAGE([.C59:.N59])" office:value-type="float" office:value="7.83333333333333" calcext:value-type="float">
            <text:p>7,83</text:p>
          </table:table-cell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60:.N60])" office:value-type="float" office:value="6.925" calcext:value-type="float">
            <text:p>6,93</text:p>
          </table:table-cell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number-columns-repeated="4"/>
        </table:table-row>
        <table:table-row table:style-name="ro1">
          <table:table-cell table:style-name="ce9" table:formula="of:=AVERAGE([.C61:.N61])" office:value-type="float" office:value="5.75" calcext:value-type="float">
            <text:p>5,75</text:p>
          </table:table-cell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table:style-name="ce9" table:formula="of:=AVERAGE([.C62:.N62])" office:value-type="float" office:value="7.25833333333333" calcext:value-type="float">
            <text:p>7,26</text:p>
          </table:table-cell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number-columns-repeated="4"/>
        </table:table-row>
        <table:table-row table:style-name="ro1">
          <table:table-cell table:style-name="ce9" table:formula="of:=AVERAGE([.C63:.N63])" office:value-type="float" office:value="6.18333333333333" calcext:value-type="float">
            <text:p>6,18</text:p>
          </table:table-cell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number-columns-repeated="4"/>
        </table:table-row>
        <table:table-row table:style-name="ro1">
          <table:table-cell table:style-name="ce9" table:formula="of:=AVERAGE([.C64:.N64])" office:value-type="float" office:value="8.35833333333333" calcext:value-type="float">
            <text:p>8,36</text:p>
          </table:table-cell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" table:formula="of:=AVERAGE([.C65:.N65])" office:value-type="float" office:value="6.83333333333333" calcext:value-type="float">
            <text:p>6,83</text:p>
          </table:table-cell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 table:style-name="ce9" table:formula="of:=AVERAGE([.C66:.N66])" office:value-type="float" office:value="8.28333333333333" calcext:value-type="float">
            <text:p>8,28</text:p>
          </table:table-cell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9" table:formula="of:=AVERAGE([.C67:.N67])" office:value-type="float" office:value="6.41666666666667" calcext:value-type="float">
            <text:p>6,42</text:p>
          </table:table-cell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number-columns-repeated="4"/>
        </table:table-row>
        <table:table-row table:style-name="ro1">
          <table:table-cell table:style-name="ce9" table:formula="of:=AVERAGE([.C68:.N68])" office:value-type="float" office:value="6.63333333333333" calcext:value-type="float">
            <text:p>6,63</text:p>
          </table:table-cell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69:.N69])" office:value-type="float" office:value="8.28333333333333" calcext:value-type="float">
            <text:p>8,28</text:p>
          </table:table-cell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number-columns-repeated="4"/>
        </table:table-row>
        <table:table-row table:style-name="ro1">
          <table:table-cell table:style-name="ce9" table:formula="of:=AVERAGE([.C70:.N70])" office:value-type="float" office:value="6.70833333333333" calcext:value-type="float">
            <text:p>6,71</text:p>
          </table:table-cell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table:style-name="ce9" table:formula="of:=AVERAGE([.C71:.N71])" office:value-type="float" office:value="7.975" calcext:value-type="float">
            <text:p>7,98</text:p>
          </table:table-cell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style-name="ce9" table:formula="of:=AVERAGE([.C72:.N72])" office:value-type="float" office:value="6.51666666666667" calcext:value-type="float">
            <text:p>6,52</text:p>
          </table:table-cell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number-columns-repeated="4"/>
        </table:table-row>
        <table:table-row table:style-name="ro1">
          <table:table-cell table:style-name="ce9" table:formula="of:=AVERAGE([.C73:.N73])" office:value-type="float" office:value="7.16666666666667" calcext:value-type="float">
            <text:p>7,17</text:p>
          </table:table-cell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74:.N74])" office:value-type="float" office:value="7.625" calcext:value-type="float">
            <text:p>7,63</text:p>
          </table:table-cell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75:.N75])" office:value-type="float" office:value="7.90833333333333" calcext:value-type="float">
            <text:p>7,91</text:p>
          </table:table-cell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" table:formula="of:=AVERAGE([.C76:.N76])" office:value-type="float" office:value="6.65" calcext:value-type="float">
            <text:p>6,65</text:p>
          </table:table-cell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number-columns-repeated="4"/>
        </table:table-row>
        <table:table-row table:style-name="ro1">
          <table:table-cell table:style-name="ce9" table:formula="of:=AVERAGE([.C77:.N77])" office:value-type="float" office:value="7.48333333333333" calcext:value-type="float">
            <text:p>7,48</text:p>
          </table:table-cell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table:style-name="ce9" table:formula="of:=AVERAGE([.C78:.N78])" office:value-type="float" office:value="5.79166666666667" calcext:value-type="float">
            <text:p>5,79</text:p>
          </table:table-cell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number-columns-repeated="4"/>
        </table:table-row>
        <table:table-row table:style-name="ro1">
          <table:table-cell table:style-name="ce9" table:formula="of:=AVERAGE([.C79:.N79])" office:value-type="float" office:value="7.15" calcext:value-type="float">
            <text:p>7,15</text:p>
          </table:table-cell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table:style-name="ce9" table:formula="of:=AVERAGE([.C80:.N80])" office:value-type="float" office:value="7.58333333333333" calcext:value-type="float">
            <text:p>7,58</text:p>
          </table:table-cell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81:.N81])" office:value-type="float" office:value="6.56666666666667" calcext:value-type="float">
            <text:p>6,57</text:p>
          </table:table-cell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table:style-name="ce9" table:formula="of:=AVERAGE([.C82:.N82])" office:value-type="float" office:value="8.49166666666667" calcext:value-type="float">
            <text:p>8,49</text:p>
          </table:table-cell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number-columns-repeated="4"/>
        </table:table-row>
        <table:table-row table:style-name="ro1">
          <table:table-cell table:style-name="ce9" table:formula="of:=AVERAGE([.C83:.N83])" office:value-type="float" office:value="7.10833333333333" calcext:value-type="float">
            <text:p>7,11</text:p>
          </table:table-cell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number-columns-repeated="4"/>
        </table:table-row>
        <table:table-row table:style-name="ro1">
          <table:table-cell table:style-name="ce9" table:formula="of:=AVERAGE([.C84:.N84])" office:value-type="float" office:value="7.65" calcext:value-type="float">
            <text:p>7,65</text:p>
          </table:table-cell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85:.N85])" office:value-type="float" office:value="6.86666666666667" calcext:value-type="float">
            <text:p>6,87</text:p>
          </table:table-cell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number-columns-repeated="4"/>
        </table:table-row>
        <table:table-row table:style-name="ro1">
          <table:table-cell table:style-name="ce9" table:formula="of:=AVERAGE([.C86:.N86])" office:value-type="float" office:value="8.975" calcext:value-type="float">
            <text:p>8,98</text:p>
          </table:table-cell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87:.N87])" office:value-type="float" office:value="5.94166666666667" calcext:value-type="float">
            <text:p>5,94</text:p>
          </table:table-cell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number-columns-repeated="4"/>
        </table:table-row>
        <table:table-row table:style-name="ro1">
          <table:table-cell table:style-name="ce9" table:formula="of:=AVERAGE([.C88:.N88])" office:value-type="float" office:value="7.16666666666667" calcext:value-type="float">
            <text:p>7,17</text:p>
          </table:table-cell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89:.N89])" office:value-type="float" office:value="8.26666666666667" calcext:value-type="float">
            <text:p>8,27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90:.N90])" office:value-type="float" office:value="6.70833333333333" calcext:value-type="float">
            <text:p>6,71</text:p>
          </table:table-cell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table:style-name="ce9" table:formula="of:=AVERAGE([.C91:.N91])" office:value-type="float" office:value="8.76666666666667" calcext:value-type="float">
            <text:p>8,77</text:p>
          </table:table-cell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92:.N92])" office:value-type="float" office:value="8.05833333333333" calcext:value-type="float">
            <text:p>8,06</text:p>
          </table:table-cell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93:.N93])" office:value-type="float" office:value="5.81666666666667" calcext:value-type="float">
            <text:p>5,82</text:p>
          </table:table-cell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number-columns-repeated="4"/>
        </table:table-row>
        <table:table-row table:style-name="ro1">
          <table:table-cell table:style-name="ce9" table:formula="of:=AVERAGE([.C94:.N94])" office:value-type="float" office:value="5.36666666666667" calcext:value-type="float">
            <text:p>5,37</text:p>
          </table:table-cell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number-columns-repeated="4"/>
        </table:table-row>
        <table:table-row table:style-name="ro1">
          <table:table-cell table:style-name="ce9" table:formula="of:=AVERAGE([.C95:.N95])" office:value-type="float" office:value="9.09166666666667" calcext:value-type="float">
            <text:p>9,09</text:p>
          </table:table-cell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96:.N96])" office:value-type="float" office:value="8.25" calcext:value-type="float">
            <text:p>8,25</text:p>
          </table:table-cell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9" table:formula="of:=AVERAGE([.C97:.N97])" office:value-type="float" office:value="7.725" calcext:value-type="float">
            <text:p>7,73</text:p>
          </table:table-cell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table:style-name="ce9" table:formula="of:=AVERAGE([.C98:.N98])" office:value-type="float" office:value="6.175" calcext:value-type="float">
            <text:p>6,18</text:p>
          </table:table-cell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table:style-name="ce9" table:formula="of:=AVERAGE([.C99:.N99])" office:value-type="float" office:value="6.99166666666667" calcext:value-type="float">
            <text:p>6,99</text:p>
          </table:table-cell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table:style-name="ce9" table:formula="of:=AVERAGE([.C100:.N100])" office:value-type="float" office:value="7.25833333333333" calcext:value-type="float">
            <text:p>7,26</text:p>
          </table:table-cell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number-columns-repeated="4"/>
        </table:table-row>
        <table:table-row table:style-name="ro1">
          <table:table-cell table:style-name="ce9" table:formula="of:=AVERAGE([.C101:.N101])" office:value-type="float" office:value="8.15" calcext:value-type="float">
            <text:p>8,15</text:p>
          </table:table-cell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table:style-name="ce9" table:formula="of:=AVERAGE([.C102:.N102])" office:value-type="float" office:value="6.54166666666667" calcext:value-type="float">
            <text:p>6,54</text:p>
          </table:table-cell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number-columns-repeated="4"/>
        </table:table-row>
        <table:table-row table:style-name="ro1">
          <table:table-cell table:style-name="ce9" table:formula="of:=AVERAGE([.C103:.N103])" office:value-type="float" office:value="7.71666666666667" calcext:value-type="float">
            <text:p>7,72</text:p>
          </table:table-cell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table:style-name="ce9" table:formula="of:=AVERAGE([.C104:.N104])" office:value-type="float" office:value="6.41666666666667" calcext:value-type="float">
            <text:p>6,42</text:p>
          </table:table-cell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05:.N105])" office:value-type="float" office:value="8.55833333333333" calcext:value-type="float">
            <text:p>8,56</text:p>
          </table:table-cell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table:style-name="ce9" table:formula="of:=AVERAGE([.C106:.N106])" office:value-type="float" office:value="7.21666666666667" calcext:value-type="float">
            <text:p>7,22</text:p>
          </table:table-cell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107:.N107])" office:value-type="float" office:value="8.025" calcext:value-type="float">
            <text:p>8,03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9" table:formula="of:=AVERAGE([.C108:.N108])" office:value-type="float" office:value="7.68333333333333" calcext:value-type="float">
            <text:p>7,68</text:p>
          </table:table-cell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ce9" table:formula="of:=AVERAGE([.C109:.N109])" office:value-type="float" office:value="7.925" calcext:value-type="float">
            <text:p>7,93</text:p>
          </table:table-cell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10:.N110])" office:value-type="float" office:value="7.49166666666667" calcext:value-type="float">
            <text:p>7,49</text:p>
          </table:table-cell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table:style-name="ce9" table:formula="of:=AVERAGE([.C111:.N111])" office:value-type="float" office:value="6.54166666666667" calcext:value-type="float">
            <text:p>6,54</text:p>
          </table:table-cell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12:.N112])" office:value-type="float" office:value="7.375" calcext:value-type="float">
            <text:p>7,38</text:p>
          </table:table-cell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number-columns-repeated="4"/>
        </table:table-row>
        <table:table-row table:style-name="ro1">
          <table:table-cell table:style-name="ce9" table:formula="of:=AVERAGE([.C113:.N113])" office:value-type="float" office:value="8.11666666666667" calcext:value-type="float">
            <text:p>8,12</text:p>
          </table:table-cell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number-columns-repeated="4"/>
        </table:table-row>
        <table:table-row table:style-name="ro1">
          <table:table-cell table:style-name="ce9" table:formula="of:=AVERAGE([.C114:.N114])" office:value-type="float" office:value="7.63333333333333" calcext:value-type="float">
            <text:p>7,63</text:p>
          </table:table-cell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table:style-name="ce9" table:formula="of:=AVERAGE([.C115:.N115])" office:value-type="float" office:value="7.725" calcext:value-type="float">
            <text:p>7,73</text:p>
          </table:table-cell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116:.N116])" office:value-type="float" office:value="7.09166666666667" calcext:value-type="float">
            <text:p>7,09</text:p>
          </table:table-cell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117:.N117])" office:value-type="float" office:value="8.08333333333333" calcext:value-type="float">
            <text:p>8,08</text:p>
          </table:table-cell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number-columns-repeated="4"/>
        </table:table-row>
        <table:table-row table:style-name="ro1">
          <table:table-cell table:style-name="ce9" table:formula="of:=AVERAGE([.C118:.N118])" office:value-type="float" office:value="7.70833333333333" calcext:value-type="float">
            <text:p>7,71</text:p>
          </table:table-cell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119:.N119])" office:value-type="float" office:value="8.15833333333333" calcext:value-type="float">
            <text:p>8,16</text:p>
          </table:table-cell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table:style-name="ce9" table:formula="of:=AVERAGE([.C120:.N120])" office:value-type="float" office:value="7.85" calcext:value-type="float">
            <text:p>7,85</text:p>
          </table:table-cell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21:.N121])" office:value-type="float" office:value="8.45" calcext:value-type="float">
            <text:p>8,45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9" table:formula="of:=AVERAGE([.C122:.N122])" office:value-type="float" office:value="8" calcext:value-type="float">
            <text:p>8,00</text:p>
          </table:table-cell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number-columns-repeated="4"/>
        </table:table-row>
        <table:table-row table:style-name="ro1">
          <table:table-cell table:style-name="ce9" table:formula="of:=AVERAGE([.C123:.N123])" office:value-type="float" office:value="8.33333333333333" calcext:value-type="float">
            <text:p>8,33</text:p>
          </table:table-cell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124:.N124])" office:value-type="float" office:value="7.8" calcext:value-type="float">
            <text:p>7,80</text:p>
          </table:table-cell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9" table:formula="of:=AVERAGE([.C125:.N125])" office:value-type="float" office:value="6.40833333333333" calcext:value-type="float">
            <text:p>6,41</text:p>
          </table:table-cell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number-columns-repeated="4"/>
        </table:table-row>
        <table:table-row table:style-name="ro1">
          <table:table-cell table:style-name="ce9" table:formula="of:=AVERAGE([.C126:.N126])" office:value-type="float" office:value="8.35" calcext:value-type="float">
            <text:p>8,35</text:p>
          </table:table-cell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number-columns-repeated="4"/>
        </table:table-row>
        <table:table-row table:style-name="ro1">
          <table:table-cell table:style-name="ce9" table:formula="of:=AVERAGE([.C127:.N127])" office:value-type="float" office:value="7.26666666666667" calcext:value-type="float">
            <text:p>7,27</text:p>
          </table:table-cell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9" table:formula="of:=AVERAGE([.C128:.N128])" office:value-type="float" office:value="7.80833333333333" calcext:value-type="float">
            <text:p>7,81</text:p>
          </table:table-cell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129:.N129])" office:value-type="float" office:value="8.2" calcext:value-type="float">
            <text:p>8,20</text:p>
          </table:table-cell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number-columns-repeated="4"/>
        </table:table-row>
        <table:table-row table:style-name="ro1">
          <table:table-cell table:style-name="ce9" table:formula="of:=AVERAGE([.C130:.N130])" office:value-type="float" office:value="6.875" calcext:value-type="float">
            <text:p>6,88</text:p>
          </table:table-cell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table:style-name="ce9" table:formula="of:=AVERAGE([.C131:.N131])" office:value-type="float" office:value="7.28333333333333" calcext:value-type="float">
            <text:p>7,28</text:p>
          </table:table-cell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number-columns-repeated="4"/>
        </table:table-row>
        <table:table-row table:style-name="ro1">
          <table:table-cell table:style-name="ce9" table:formula="of:=AVERAGE([.C132:.N132])" office:value-type="float" office:value="7.36666666666667" calcext:value-type="float">
            <text:p>7,37</text:p>
          </table:table-cell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133:.N133])" office:value-type="float" office:value="8.75" calcext:value-type="float">
            <text:p>8,75</text:p>
          </table:table-cell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9" table:formula="of:=AVERAGE([.C134:.N134])" office:value-type="float" office:value="8.56666666666667" calcext:value-type="float">
            <text:p>8,57</text:p>
          </table:table-cell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9" table:formula="of:=AVERAGE([.C135:.N135])" office:value-type="float" office:value="7" calcext:value-type="float">
            <text:p>7,00</text:p>
          </table:table-cell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9" table:formula="of:=AVERAGE([.C136:.N136])" office:value-type="float" office:value="8.03333333333333" calcext:value-type="float">
            <text:p>8,03</text:p>
          </table:table-cell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style-name="ce9" table:formula="of:=AVERAGE([.C137:.N137])" office:value-type="float" office:value="8.175" calcext:value-type="float">
            <text:p>8,18</text:p>
          </table:table-cell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table:style-name="ce9" table:formula="of:=AVERAGE([.C138:.N138])" office:value-type="float" office:value="7.73333333333333" calcext:value-type="float">
            <text:p>7,73</text:p>
          </table:table-cell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" table:formula="of:=AVERAGE([.C139:.N139])" office:value-type="float" office:value="8.33333333333333" calcext:value-type="float">
            <text:p>8,33</text:p>
          </table:table-cell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table:style-name="ce9" table:formula="of:=AVERAGE([.C140:.N140])" office:value-type="float" office:value="7.55833333333333" calcext:value-type="float">
            <text:p>7,56</text:p>
          </table:table-cell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number-columns-repeated="4"/>
        </table:table-row>
        <table:table-row table:style-name="ro1">
          <table:table-cell table:style-name="ce9" table:formula="of:=AVERAGE([.C141:.N141])" office:value-type="float" office:value="8.38333333333333" calcext:value-type="float">
            <text:p>8,38</text:p>
          </table:table-cell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number-columns-repeated="4"/>
        </table:table-row>
        <table:table-row table:style-name="ro1">
          <table:table-cell table:style-name="ce9" table:formula="of:=AVERAGE([.C142:.N142])" office:value-type="float" office:value="6.8" calcext:value-type="float">
            <text:p>6,80</text:p>
          </table:table-cell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table:style-name="ce9" table:formula="of:=AVERAGE([.C143:.N143])" office:value-type="float" office:value="8.30833333333333" calcext:value-type="float">
            <text:p>8,31</text:p>
          </table:table-cell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number-columns-repeated="4"/>
        </table:table-row>
        <table:table-row table:style-name="ro1">
          <table:table-cell table:style-name="ce9" table:formula="of:=AVERAGE([.C144:.N144])" office:value-type="float" office:value="8.925" calcext:value-type="float">
            <text:p>8,93</text:p>
          </table:table-cell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number-columns-repeated="4"/>
        </table:table-row>
        <table:table-row table:style-name="ro1">
          <table:table-cell table:style-name="ce9" table:formula="of:=AVERAGE([.C145:.N145])" office:value-type="float" office:value="7.18333333333333" calcext:value-type="float">
            <text:p>7,18</text:p>
          </table:table-cell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9" table:formula="of:=AVERAGE([.C146:.N146])" office:value-type="float" office:value="7.80833333333333" calcext:value-type="float">
            <text:p>7,81</text:p>
          </table:table-cell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table:style-name="ce9" table:formula="of:=AVERAGE([.C147:.N147])" office:value-type="float" office:value="6.95833333333333" calcext:value-type="float">
            <text:p>6,96</text:p>
          </table:table-cell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148:.N148])" office:value-type="float" office:value="8.50833333333333" calcext:value-type="float">
            <text:p>8,51</text:p>
          </table:table-cell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49:.N149])" office:value-type="float" office:value="8.425" calcext:value-type="float">
            <text:p>8,43</text:p>
          </table:table-cell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table:style-name="ce9" table:formula="of:=AVERAGE([.C150:.N150])" office:value-type="float" office:value="7.56666666666667" calcext:value-type="float">
            <text:p>7,57</text:p>
          </table:table-cell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table:style-name="ce9" table:formula="of:=AVERAGE([.C151:.N151])" office:value-type="float" office:value="7.80833333333333" calcext:value-type="float">
            <text:p>7,81</text:p>
          </table:table-cell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number-columns-repeated="4"/>
        </table:table-row>
        <table:table-row table:style-name="ro1">
          <table:table-cell table:style-name="ce9" table:formula="of:=AVERAGE([.C152:.N152])" office:value-type="float" office:value="6.63333333333333" calcext:value-type="float">
            <text:p>6,63</text:p>
          </table:table-cell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 table:style-name="ce9" table:formula="of:=AVERAGE([.C153:.N153])" office:value-type="float" office:value="8.69166666666667" calcext:value-type="float">
            <text:p>8,69</text:p>
          </table:table-cell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number-columns-repeated="4"/>
        </table:table-row>
        <table:table-row table:style-name="ro1">
          <table:table-cell table:style-name="ce9" table:formula="of:=AVERAGE([.C154:.N154])" office:value-type="float" office:value="7.54166666666667" calcext:value-type="float">
            <text:p>7,54</text:p>
          </table:table-cell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155:.N155])" office:value-type="float" office:value="8.45" calcext:value-type="float">
            <text:p>8,45</text:p>
          </table:table-cell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9" table:formula="of:=AVERAGE([.C156:.N156])" office:value-type="float" office:value="6.61666666666667" calcext:value-type="float">
            <text:p>6,62</text:p>
          </table:table-cell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number-columns-repeated="4"/>
        </table:table-row>
        <table:table-row table:style-name="ro1">
          <table:table-cell table:style-name="ce9" table:formula="of:=AVERAGE([.C157:.N157])" office:value-type="float" office:value="9.45833333333333" calcext:value-type="float">
            <text:p>9,46</text:p>
          </table:table-cell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158:.N158])" office:value-type="float" office:value="7.93333333333333" calcext:value-type="float">
            <text:p>7,93</text:p>
          </table:table-cell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159:.N159])" office:value-type="float" office:value="8.70833333333333" calcext:value-type="float">
            <text:p>8,71</text:p>
          </table:table-cell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9" table:formula="of:=AVERAGE([.C160:.N160])" office:value-type="float" office:value="8.78333333333333" calcext:value-type="float">
            <text:p>8,78</text:p>
          </table:table-cell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number-columns-repeated="4"/>
        </table:table-row>
        <table:table-row table:style-name="ro1">
          <table:table-cell table:style-name="ce9" table:formula="of:=AVERAGE([.C161:.N161])" office:value-type="float" office:value="8.74166666666667" calcext:value-type="float">
            <text:p>8,74</text:p>
          </table:table-cell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number-columns-repeated="4"/>
        </table:table-row>
        <table:table-row table:style-name="ro1">
          <table:table-cell table:style-name="ce9" table:formula="of:=AVERAGE([.C162:.N162])" office:value-type="float" office:value="9.15833333333333" calcext:value-type="float">
            <text:p>9,16</text:p>
          </table:table-cell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9" table:formula="of:=AVERAGE([.C163:.N163])" office:value-type="float" office:value="5.91666666666667" calcext:value-type="float">
            <text:p>5,92</text:p>
          </table:table-cell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number-columns-repeated="4"/>
        </table:table-row>
        <table:table-row table:style-name="ro1">
          <table:table-cell table:style-name="ce9" table:formula="of:=AVERAGE([.C164:.N164])" office:value-type="float" office:value="6.41666666666667" calcext:value-type="float">
            <text:p>6,42</text:p>
          </table:table-cell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table:style-name="ce9" table:formula="of:=AVERAGE([.C165:.N165])" office:value-type="float" office:value="6.975" calcext:value-type="float">
            <text:p>6,98</text:p>
          </table:table-cell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166:.N166])" office:value-type="float" office:value="8.55" calcext:value-type="float">
            <text:p>8,55</text:p>
          </table:table-cell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table:style-name="ce9" table:formula="of:=AVERAGE([.C167:.N167])" office:value-type="float" office:value="8.38333333333333" calcext:value-type="float">
            <text:p>8,38</text:p>
          </table:table-cell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168:.N168])" office:value-type="float" office:value="7.93333333333333" calcext:value-type="float">
            <text:p>7,93</text:p>
          </table:table-cell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69:.N169])" office:value-type="float" office:value="8.09166666666667" calcext:value-type="float">
            <text:p>8,09</text:p>
          </table:table-cell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number-columns-repeated="4"/>
        </table:table-row>
        <table:table-row table:style-name="ro1">
          <table:table-cell table:style-name="ce9" table:formula="of:=AVERAGE([.C170:.N170])" office:value-type="float" office:value="7.48333333333333" calcext:value-type="float">
            <text:p>7,48</text:p>
          </table:table-cell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71:.N171])" office:value-type="float" office:value="8.725" calcext:value-type="float">
            <text:p>8,73</text:p>
          </table:table-cell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table:style-name="ce9" table:formula="of:=AVERAGE([.C172:.N172])" office:value-type="float" office:value="8.96666666666667" calcext:value-type="float">
            <text:p>8,97</text:p>
          </table:table-cell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style-name="ce9" table:formula="of:=AVERAGE([.C173:.N173])" office:value-type="float" office:value="8.625" calcext:value-type="float">
            <text:p>8,63</text:p>
          </table:table-cell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9" table:formula="of:=AVERAGE([.C174:.N174])" office:value-type="float" office:value="9" calcext:value-type="float">
            <text:p>9,00</text:p>
          </table:table-cell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style-name="ce9" table:formula="of:=AVERAGE([.C175:.N175])" office:value-type="float" office:value="7.725" calcext:value-type="float">
            <text:p>7,73</text:p>
          </table:table-cell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76:.N176])" office:value-type="float" office:value="8.68333333333333" calcext:value-type="float">
            <text:p>8,68</text:p>
          </table:table-cell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177:.N177])" office:value-type="float" office:value="7.39166666666667" calcext:value-type="float">
            <text:p>7,39</text:p>
          </table:table-cell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table:style-name="ce9" table:formula="of:=AVERAGE([.C178:.N178])" office:value-type="float" office:value="7.825" calcext:value-type="float">
            <text:p>7,83</text:p>
          </table:table-cell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table:style-name="ce9" table:formula="of:=AVERAGE([.C179:.N179])" office:value-type="float" office:value="6.36666666666667" calcext:value-type="float">
            <text:p>6,37</text:p>
          </table:table-cell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180:.N180])" office:value-type="float" office:value="8.53333333333333" calcext:value-type="float">
            <text:p>8,53</text:p>
          </table:table-cell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table:style-name="ce9" table:formula="of:=AVERAGE([.C181:.N181])" office:value-type="float" office:value="8.06666666666667" calcext:value-type="float">
            <text:p>8,07</text:p>
          </table:table-cell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9" table:formula="of:=AVERAGE([.C182:.N182])" office:value-type="float" office:value="8.75" calcext:value-type="float">
            <text:p>8,75</text:p>
          </table:table-cell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number-columns-repeated="4"/>
        </table:table-row>
        <table:table-row table:style-name="ro1">
          <table:table-cell table:style-name="ce9" table:formula="of:=AVERAGE([.C183:.N183])" office:value-type="float" office:value="8.18333333333333" calcext:value-type="float">
            <text:p>8,18</text:p>
          </table:table-cell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1">
          <table:table-cell table:style-name="ce9" table:formula="of:=AVERAGE([.C184:.N184])" office:value-type="float" office:value="8.825" calcext:value-type="float">
            <text:p>8,83</text:p>
          </table:table-cell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table:style-name="ce9" table:formula="of:=AVERAGE([.C185:.N185])" office:value-type="float" office:value="7.46666666666667" calcext:value-type="float">
            <text:p>7,47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table:style-name="ce9" table:formula="of:=AVERAGE([.C186:.N186])" office:value-type="float" office:value="7.45833333333333" calcext:value-type="float">
            <text:p>7,46</text:p>
          </table:table-cell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number-columns-repeated="4"/>
        </table:table-row>
        <table:table-row table:style-name="ro1">
          <table:table-cell table:style-name="ce9" table:formula="of:=AVERAGE([.C187:.N187])" office:value-type="float" office:value="8.03333333333333" calcext:value-type="float">
            <text:p>8,03</text:p>
          </table:table-cell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table:formula="of:=AVERAGE([.C188:.N188])" office:value-type="float" office:value="7.24166666666667" calcext:value-type="float">
            <text:p>7,24</text:p>
          </table:table-cell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9" table:formula="of:=AVERAGE([.C189:.N189])" office:value-type="float" office:value="8.55" calcext:value-type="float">
            <text:p>8,55</text:p>
          </table:table-cell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table:formula="of:=AVERAGE([.C190:.N190])" office:value-type="float" office:value="9.23333333333333" calcext:value-type="float">
            <text:p>9,23</text:p>
          </table:table-cell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style-name="ce9" table:formula="of:=AVERAGE([.C191:.N191])" office:value-type="float" office:value="8.3" calcext:value-type="float">
            <text:p>8,30</text:p>
          </table:table-cell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number-columns-repeated="4"/>
        </table:table-row>
        <table:table-row table:style-name="ro1">
          <table:table-cell table:style-name="ce9" table:formula="of:=AVERAGE([.C192:.N192])" office:value-type="float" office:value="7.16666666666667" calcext:value-type="float">
            <text:p>7,17</text:p>
          </table:table-cell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number-columns-repeated="4"/>
        </table:table-row>
        <table:table-row table:style-name="ro1">
          <table:table-cell table:style-name="ce9" table:formula="of:=AVERAGE([.C193:.N193])" office:value-type="float" office:value="7.525" calcext:value-type="float">
            <text:p>7,53</text:p>
          </table:table-cell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194:.N194])" office:value-type="float" office:value="8.625" calcext:value-type="float">
            <text:p>8,63</text:p>
          </table:table-cell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number-columns-repeated="4"/>
        </table:table-row>
        <table:table-row table:style-name="ro1">
          <table:table-cell table:style-name="ce9" table:formula="of:=AVERAGE([.C195:.N195])" office:value-type="float" office:value="8.16666666666667" calcext:value-type="float">
            <text:p>8,17</text:p>
          </table:table-cell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196:.N196])" office:value-type="float" office:value="8.375" calcext:value-type="float">
            <text:p>8,38</text:p>
          </table:table-cell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197:.N197])" office:value-type="float" office:value="8.50833333333333" calcext:value-type="float">
            <text:p>8,51</text:p>
          </table:table-cell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table:style-name="ce9" table:formula="of:=AVERAGE([.C198:.N198])" office:value-type="float" office:value="9.48333333333333" calcext:value-type="float">
            <text:p>9,48</text:p>
          </table:table-cell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9" table:formula="of:=AVERAGE([.C199:.N199])" office:value-type="float" office:value="7.55833333333333" calcext:value-type="float">
            <text:p>7,56</text:p>
          </table:table-cell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style-name="ce9" table:formula="of:=AVERAGE([.C200:.N200])" office:value-type="float" office:value="8.375" calcext:value-type="float">
            <text:p>8,38</text:p>
          </table:table-cell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table:style-name="ce9" table:formula="of:=AVERAGE([.C201:.N201])" office:value-type="float" office:value="7.45" calcext:value-type="float">
            <text:p>7,45</text:p>
          </table:table-cell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table:style-name="ce9" table:formula="of:=AVERAGE([.C202:.N202])" office:value-type="float" office:value="7.63333333333333" calcext:value-type="float">
            <text:p>7,63</text:p>
          </table:table-cell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9" table:formula="of:=AVERAGE([.C203:.N203])" office:value-type="float" office:value="6.89166666666667" calcext:value-type="float">
            <text:p>6,89</text:p>
          </table:table-cell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9" table:formula="of:=AVERAGE([.C204:.N204])" office:value-type="float" office:value="8.075" calcext:value-type="float">
            <text:p>8,08</text:p>
          </table:table-cell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table:style-name="ce9" table:formula="of:=AVERAGE([.C205:.N205])" office:value-type="float" office:value="8.88333333333334" calcext:value-type="float">
            <text:p>8,88</text:p>
          </table:table-cell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style-name="ce9" table:formula="of:=AVERAGE([.C206:.N206])" office:value-type="float" office:value="9.61666666666667" calcext:value-type="float">
            <text:p>9,62</text:p>
          </table:table-cell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207:.N207])" office:value-type="float" office:value="8.20833333333333" calcext:value-type="float">
            <text:p>8,21</text:p>
          </table:table-cell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style-name="ce9" table:formula="of:=AVERAGE([.C208:.N208])" office:value-type="float" office:value="7.2" calcext:value-type="float">
            <text:p>7,20</text:p>
          </table:table-cell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4"/>
        </table:table-row>
        <table:table-row table:style-name="ro1">
          <table:table-cell table:style-name="ce9" table:formula="of:=AVERAGE([.C209:.N209])" office:value-type="float" office:value="7.975" calcext:value-type="float">
            <text:p>7,98</text:p>
          </table:table-cell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210:.N210])" office:value-type="float" office:value="6.89166666666667" calcext:value-type="float">
            <text:p>6,89</text:p>
          </table:table-cell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11:.N211])" office:value-type="float" office:value="8.59166666666667" calcext:value-type="float">
            <text:p>8,59</text:p>
          </table:table-cell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12:.N212])" office:value-type="float" office:value="9.81666666666667" calcext:value-type="float">
            <text:p>9,82</text:p>
          </table:table-cell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213:.N213])" office:value-type="float" office:value="9.71666666666667" calcext:value-type="float">
            <text:p>9,72</text:p>
          </table:table-cell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table:formula="of:=AVERAGE([.C214:.N214])" office:value-type="float" office:value="8.58333333333333" calcext:value-type="float">
            <text:p>8,58</text:p>
          </table:table-cell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table:style-name="ce9" table:formula="of:=AVERAGE([.C215:.N215])" office:value-type="float" office:value="9.35833333333333" calcext:value-type="float">
            <text:p>9,36</text:p>
          </table:table-cell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table:formula="of:=AVERAGE([.C216:.N216])" office:value-type="float" office:value="8.3" calcext:value-type="float">
            <text:p>8,30</text:p>
          </table:table-cell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style-name="ce9" table:formula="of:=AVERAGE([.C217:.N217])" office:value-type="float" office:value="9.3" calcext:value-type="float">
            <text:p>9,30</text:p>
          </table:table-cell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18:.N218])" office:value-type="float" office:value="8.70833333333333" calcext:value-type="float">
            <text:p>8,71</text:p>
          </table:table-cell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number-columns-repeated="4"/>
        </table:table-row>
        <table:table-row table:style-name="ro1">
          <table:table-cell table:style-name="ce9" table:formula="of:=AVERAGE([.C219:.N219])" office:value-type="float" office:value="7.54166666666667" calcext:value-type="float">
            <text:p>7,54</text:p>
          </table:table-cell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table:style-name="ce9" table:formula="of:=AVERAGE([.C220:.N220])" office:value-type="float" office:value="8.60833333333333" calcext:value-type="float">
            <text:p>8,61</text:p>
          </table:table-cell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style-name="ce9" table:formula="of:=AVERAGE([.C221:.N221])" office:value-type="float" office:value="8.8" calcext:value-type="float">
            <text:p>8,80</text:p>
          </table:table-cell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table:style-name="ce9" table:formula="of:=AVERAGE([.C222:.N222])" office:value-type="float" office:value="9.16666666666667" calcext:value-type="float">
            <text:p>9,17</text:p>
          </table:table-cell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9" table:formula="of:=AVERAGE([.C223:.N223])" office:value-type="float" office:value="9.60833333333333" calcext:value-type="float">
            <text:p>9,61</text:p>
          </table:table-cell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9" table:formula="of:=AVERAGE([.C224:.N224])" office:value-type="float" office:value="8.33333333333333" calcext:value-type="float">
            <text:p>8,33</text:p>
          </table:table-cell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table:style-name="ce9" table:formula="of:=AVERAGE([.C225:.N225])" office:value-type="float" office:value="9.3" calcext:value-type="float">
            <text:p>9,30</text:p>
          </table:table-cell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number-columns-repeated="4"/>
        </table:table-row>
        <table:table-row table:style-name="ro1">
          <table:table-cell table:style-name="ce9" table:formula="of:=AVERAGE([.C226:.N226])" office:value-type="float" office:value="8.24166666666667" calcext:value-type="float">
            <text:p>8,24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9" table:formula="of:=AVERAGE([.C227:.N227])" office:value-type="float" office:value="8.4" calcext:value-type="float">
            <text:p>8,40</text:p>
          </table:table-cell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style-name="ce9" table:formula="of:=AVERAGE([.C228:.N228])" office:value-type="float" office:value="8.56666666666667" calcext:value-type="float">
            <text:p>8,57</text:p>
          </table:table-cell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table:style-name="ce9" table:formula="of:=AVERAGE([.C229:.N229])" office:value-type="float" office:value="8.95833333333333" calcext:value-type="float">
            <text:p>8,96</text:p>
          </table:table-cell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number-columns-repeated="4"/>
        </table:table-row>
        <table:table-row table:style-name="ro1" table:number-rows-repeated="10483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Zadanie C" table:style-name="ta1">
        <table:shapes>
          <draw:frame draw:z-index="0" draw:style-name="gr1" draw:text-style-name="P1" svg:width="15.999cm" svg:height="8.999cm" svg:x="18.775cm" svg:y="6.183cm">
            <draw:object draw:notify-on-update-of-ranges="'Zadanie C'.Q8:'Zadanie C'.AB8 'Zadanie C'.P9:'Zadanie C'.P9 'Zadanie C'.Q9:'Zadanie C'.AB9 'Zadanie C'.P10:'Zadanie C'.P10 'Zadanie C'.Q10:'Zadanie C'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number-columns-repeated="7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3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number-columns-repeated="1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number-columns-repeated="16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number-columns-repeated="16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number-columns-repeated="16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number-columns-repeated="1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number-columns-repeated="16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number-columns-repeated="2"/>
          <table:table-cell office:value-type="string" calcext:value-type="string">
            <text:p>Miesią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number-columns-repeated="2"/>
          <table:table-cell office:value-type="string" calcext:value-type="string">
            <text:p>Maks</text:p>
          </table:table-cell>
          <table:table-cell table:style-name="ce7" table:formula="of:=MAX([.B$2:.B$229])" office:value-type="float" office:value="3.5" calcext:value-type="float">
            <text:p>3,50</text:p>
          </table:table-cell>
          <table:table-cell table:style-name="ce7" table:formula="of:=MAX([.C$2:.C$229])" office:value-type="float" office:value="5.1" calcext:value-type="float">
            <text:p>5,10</text:p>
          </table:table-cell>
          <table:table-cell table:style-name="ce7" table:formula="of:=MAX([.D$2:.D$229])" office:value-type="float" office:value="7.4" calcext:value-type="float">
            <text:p>7,40</text:p>
          </table:table-cell>
          <table:table-cell table:style-name="ce7" table:formula="of:=MAX([.E$2:.E$229])" office:value-type="float" office:value="13.2" calcext:value-type="float">
            <text:p>13,20</text:p>
          </table:table-cell>
          <table:table-cell table:style-name="ce7" table:formula="of:=MAX([.F$2:.F$229])" office:value-type="float" office:value="18.2" calcext:value-type="float">
            <text:p>18,20</text:p>
          </table:table-cell>
          <table:table-cell table:style-name="ce7" table:formula="of:=MAX([.G$2:.G$229])" office:value-type="float" office:value="22.4" calcext:value-type="float">
            <text:p>22,40</text:p>
          </table:table-cell>
          <table:table-cell table:style-name="ce7" table:formula="of:=MAX([.H$2:.H$229])" office:value-type="float" office:value="23.5" calcext:value-type="float">
            <text:p>23,50</text:p>
          </table:table-cell>
          <table:table-cell table:style-name="ce7" table:formula="of:=MAX([.I$2:.I$229])" office:value-type="float" office:value="23.8" calcext:value-type="float">
            <text:p>23,80</text:p>
          </table:table-cell>
          <table:table-cell table:style-name="ce7" table:formula="of:=MAX([.J$2:.J$229])" office:value-type="float" office:value="16.8" calcext:value-type="float">
            <text:p>16,80</text:p>
          </table:table-cell>
          <table:table-cell table:style-name="ce7" table:formula="of:=MAX([.K$2:.K$229])" office:value-type="float" office:value="12.6" calcext:value-type="float">
            <text:p>12,60</text:p>
          </table:table-cell>
          <table:table-cell table:style-name="ce7" table:formula="of:=MAX([.L$2:.L$229])" office:value-type="float" office:value="7.6" calcext:value-type="float">
            <text:p>7,60</text:p>
          </table:table-cell>
          <table:table-cell table:style-name="ce7" table:formula="of:=MAX([.M$2:.M$229])" office:value-type="float" office:value="3.9" calcext:value-type="float">
            <text:p>3,9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style-name="ce7" table:formula="of:=MIN([.B$2:.B$229])" office:value-type="float" office:value="-13.5" calcext:value-type="float">
            <text:p>-13,50</text:p>
          </table:table-cell>
          <table:table-cell table:style-name="ce7" table:formula="of:=MIN([.C$2:.C$229])" office:value-type="float" office:value="-13.7" calcext:value-type="float">
            <text:p>-13,70</text:p>
          </table:table-cell>
          <table:table-cell table:style-name="ce7" table:formula="of:=MIN([.D$2:.D$229])" office:value-type="float" office:value="-6.9" calcext:value-type="float">
            <text:p>-6,90</text:p>
          </table:table-cell>
          <table:table-cell table:style-name="ce7" table:formula="of:=MIN([.E$2:.E$229])" office:value-type="float" office:value="2.4" calcext:value-type="float">
            <text:p>2,40</text:p>
          </table:table-cell>
          <table:table-cell table:style-name="ce7" table:formula="of:=MIN([.F$2:.F$229])" office:value-type="float" office:value="7.9" calcext:value-type="float">
            <text:p>7,90</text:p>
          </table:table-cell>
          <table:table-cell table:style-name="ce7" table:formula="of:=MIN([.G$2:.G$229])" office:value-type="float" office:value="13" calcext:value-type="float">
            <text:p>13,00</text:p>
          </table:table-cell>
          <table:table-cell table:style-name="ce7" table:formula="of:=MIN([.H$2:.H$229])" office:value-type="float" office:value="14.6" calcext:value-type="float">
            <text:p>14,60</text:p>
          </table:table-cell>
          <table:table-cell table:style-name="ce7" table:formula="of:=MIN([.I$2:.I$229])" office:value-type="float" office:value="14" calcext:value-type="float">
            <text:p>14,00</text:p>
          </table:table-cell>
          <table:table-cell table:style-name="ce7" table:formula="of:=MIN([.J$2:.J$229])" office:value-type="float" office:value="9.1" calcext:value-type="float">
            <text:p>9,10</text:p>
          </table:table-cell>
          <table:table-cell table:style-name="ce7" table:formula="of:=MIN([.K$2:.K$229])" office:value-type="float" office:value="1.8" calcext:value-type="float">
            <text:p>1,80</text:p>
          </table:table-cell>
          <table:table-cell table:style-name="ce7" table:formula="of:=MIN([.L$2:.L$229])" office:value-type="float" office:value="-3.4" calcext:value-type="float">
            <text:p>-3,40</text:p>
          </table:table-cell>
          <table:table-cell table:style-name="ce7" table:formula="of:=MIN([.M$2:.M$229])" office:value-type="float" office:value="-14.8" calcext:value-type="float">
            <text:p>-14,80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number-columns-repeated="1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number-columns-repeated="1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number-columns-repeated="16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number-columns-repeated="16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number-columns-repeated="1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number-columns-repeated="16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number-columns-repeated="16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number-columns-repeated="16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number-columns-repeated="1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number-columns-repeated="1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number-columns-repeated="16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number-columns-repeated="16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number-columns-repeated="1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number-columns-repeated="16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number-columns-repeated="16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number-columns-repeated="1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number-columns-repeated="1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1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number-columns-repeated="16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number-columns-repeated="1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number-columns-repeated="16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number-columns-repeated="1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number-columns-repeated="1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number-columns-repeated="16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number-columns-repeated="1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number-columns-repeated="16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number-columns-repeated="1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number-columns-repeated="16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number-columns-repeated="1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number-columns-repeated="16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number-columns-repeated="16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number-columns-repeated="1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number-columns-repeated="16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number-columns-repeated="1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number-columns-repeated="16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number-columns-repeated="16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number-columns-repeated="1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number-columns-repeated="16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number-columns-repeated="16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number-columns-repeated="1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number-columns-repeated="16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number-columns-repeated="1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number-columns-repeated="16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number-columns-repeated="16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number-columns-repeated="16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number-columns-repeated="1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number-columns-repeated="16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number-columns-repeated="16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number-columns-repeated="1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number-columns-repeated="16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number-columns-repeated="16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number-columns-repeated="16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number-columns-repeated="16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number-columns-repeated="16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number-columns-repeated="16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number-columns-repeated="1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number-columns-repeated="16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number-columns-repeated="16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number-columns-repeated="1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number-columns-repeated="16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number-columns-repeated="16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number-columns-repeated="16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number-columns-repeated="16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number-columns-repeated="16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16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number-columns-repeated="16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number-columns-repeated="16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number-columns-repeated="16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number-columns-repeated="16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number-columns-repeated="16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number-columns-repeated="16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number-columns-repeated="16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number-columns-repeated="16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number-columns-repeated="16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number-columns-repeated="16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number-columns-repeated="16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16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number-columns-repeated="16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number-columns-repeated="16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number-columns-repeated="16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number-columns-repeated="16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number-columns-repeated="16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number-columns-repeated="16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number-columns-repeated="16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number-columns-repeated="16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number-columns-repeated="16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number-columns-repeated="16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number-columns-repeated="16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number-columns-repeated="16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number-columns-repeated="16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number-columns-repeated="16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number-columns-repeated="16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number-columns-repeated="16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number-columns-repeated="1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number-columns-repeated="16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number-columns-repeated="16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number-columns-repeated="16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number-columns-repeated="16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number-columns-repeated="1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number-columns-repeated="16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number-columns-repeated="16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number-columns-repeated="16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number-columns-repeated="16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16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16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number-columns-repeated="16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number-columns-repeated="16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number-columns-repeated="16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number-columns-repeated="16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number-columns-repeated="16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number-columns-repeated="16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number-columns-repeated="16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16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number-columns-repeated="16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number-columns-repeated="1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number-columns-repeated="16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number-columns-repeated="16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number-columns-repeated="16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number-columns-repeated="16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number-columns-repeated="16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1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16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number-columns-repeated="16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number-columns-repeated="16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number-columns-repeated="16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number-columns-repeated="16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number-columns-repeated="16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number-columns-repeated="16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number-columns-repeated="16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number-columns-repeated="16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number-columns-repeated="16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number-columns-repeated="16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number-columns-repeated="16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number-columns-repeated="16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number-columns-repeated="16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number-columns-repeated="16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number-columns-repeated="16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number-columns-repeated="16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number-columns-repeated="16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number-columns-repeated="16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number-columns-repeated="16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number-columns-repeated="16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number-columns-repeated="16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number-columns-repeated="16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number-columns-repeated="16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number-columns-repeated="16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number-columns-repeated="16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number-columns-repeated="16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number-columns-repeated="16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number-columns-repeated="16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number-columns-repeated="1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number-columns-repeated="16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number-columns-repeated="16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number-columns-repeated="16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16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16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number-columns-repeated="1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number-columns-repeated="16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16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number-columns-repeated="1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number-columns-repeated="1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number-columns-repeated="1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number-columns-repeated="1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number-columns-repeated="1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number-columns-repeated="1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number-columns-repeated="1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number-columns-repeated="1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number-columns-repeated="1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number-columns-repeated="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number-columns-repeated="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number-columns-repeated="16"/>
        </table:table-row>
        <table:table-row table:style-name="ro1" table:number-rows-repeated="104834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Zadanie D" table:style-name="ta1">
        <table:table-column table:style-name="co1" table:default-cell-style-name="ce8"/>
        <table:table-column table:style-name="co7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Sierpień</text:p>
          </table:table-cell>
          <table:table-cell table:style-name="ce8" office:value-type="string" calcext:value-type="string">
            <text:p>Ciąg</text:p>
          </table:table-cell>
          <table:table-cell table:number-columns-repeated="6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7.9" calcext:value-type="float">
            <text:p>17,9</text:p>
          </table:table-cell>
          <table:table-cell table:formula="of:=IF([.B2]&lt;[.B3]; 1; [.C2] + 1)" office:value-type="float" office:value="2" calcext:value-type="float">
            <text:p>2</text:p>
          </table:table-cell>
          <table:table-cell table:number-columns-repeated="3"/>
          <table:table-cell table:style-name="ce22" office:value-type="string" calcext:value-type="string" table:number-columns-spanned="2" table:number-rows-spanned="1">
            <text:p>Najdłuższy ciąg:</text:p>
          </table:table-cell>
          <table:covered-table-cell table:style-name="ce23"/>
          <table:table-cell table:style-name="ce24" table:formula="of:=MAX([.C:.C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2.8" calcext:value-type="float">
            <text:p>22,8</text:p>
          </table:table-cell>
          <table:table-cell table:formula="of:=IF([.B3]&lt;[.B4]; 1; [.C3] + 1)" office:value-type="float" office:value="1" calcext:value-type="float">
            <text:p>1</text:p>
          </table:table-cell>
          <table:table-cell table:number-columns-repeated="3"/>
          <table:table-cell table:style-name="ce22" office:value-type="string" calcext:value-type="string" table:number-columns-spanned="2" table:number-rows-spanned="1">
            <text:p>Rok początkowy:</text:p>
          </table:table-cell>
          <table:covered-table-cell table:style-name="ce23"/>
          <table:table-cell table:style-name="ce24" table:formula="of:=[.I5] - [.I3] + 1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8.3" calcext:value-type="float">
            <text:p>18,3</text:p>
          </table:table-cell>
          <table:table-cell table:formula="of:=IF([.B4]&lt;[.B5]; 1; [.C4] + 1)" office:value-type="float" office:value="2" calcext:value-type="float">
            <text:p>2</text:p>
          </table:table-cell>
          <table:table-cell table:number-columns-repeated="3"/>
          <table:table-cell table:style-name="ce22" office:value-type="string" calcext:value-type="string" table:number-columns-spanned="2" table:number-rows-spanned="1">
            <text:p>Rok końcowy</text:p>
          </table:table-cell>
          <table:covered-table-cell table:style-name="ce23"/>
          <table:table-cell table:style-name="ce24" table:formula="of:=INDEX([.A2:.A1048576]; MATCH([.I3]; [.C2:.C1048576]; 0); 1)"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0.2" calcext:value-type="float">
            <text:p>20,2</text:p>
          </table:table-cell>
          <table:table-cell table:formula="of:=IF([.B5]&lt;[.B6]; 1; [.C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2.5" calcext:value-type="float">
            <text:p>22,5</text:p>
          </table:table-cell>
          <table:table-cell table:formula="of:=IF([.B6]&lt;[.B7]; 1; [.C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6.7" calcext:value-type="float">
            <text:p>16,7</text:p>
          </table:table-cell>
          <table:table-cell table:formula="of:=IF([.B7]&lt;[.B8]; 1; [.C7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5.9" calcext:value-type="float">
            <text:p>15,9</text:p>
          </table:table-cell>
          <table:table-cell table:formula="of:=IF([.B8]&lt;[.B9]; 1; [.C8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.1" calcext:value-type="float">
            <text:p>17,1</text:p>
          </table:table-cell>
          <table:table-cell table:formula="of:=IF([.B9]&lt;[.B10]; 1; [.C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.6" calcext:value-type="float">
            <text:p>17,6</text:p>
          </table:table-cell>
          <table:table-cell table:formula="of:=IF([.B10]&lt;[.B11]; 1; [.C1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table:formula="of:=IF([.B11]&lt;[.B12]; 1; [.C1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.2" calcext:value-type="float">
            <text:p>17,2</text:p>
          </table:table-cell>
          <table:table-cell table:formula="of:=IF([.B12]&lt;[.B13]; 1; [.C1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9.9" calcext:value-type="float">
            <text:p>19,9</text:p>
          </table:table-cell>
          <table:table-cell table:formula="of:=IF([.B13]&lt;[.B14]; 1; [.C1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.3" calcext:value-type="float">
            <text:p>18,3</text:p>
          </table:table-cell>
          <table:table-cell table:formula="of:=IF([.B14]&lt;[.B15]; 1; [.C1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.7" calcext:value-type="float">
            <text:p>18,7</text:p>
          </table:table-cell>
          <table:table-cell table:formula="of:=IF([.B15]&lt;[.B16]; 1; [.C1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" calcext:value-type="float">
            <text:p>17</text:p>
          </table:table-cell>
          <table:table-cell table:formula="of:=IF([.B16]&lt;[.B17]; 1; [.C16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,4</text:p>
          </table:table-cell>
          <table:table-cell table:formula="of:=IF([.B17]&lt;[.B18]; 1; [.C1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.1" calcext:value-type="float">
            <text:p>20,1</text:p>
          </table:table-cell>
          <table:table-cell table:formula="of:=IF([.B18]&lt;[.B19]; 1; [.C1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9.8" calcext:value-type="float">
            <text:p>19,8</text:p>
          </table:table-cell>
          <table:table-cell table:formula="of:=IF([.B19]&lt;[.B20]; 1; [.C19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9.9" calcext:value-type="float">
            <text:p>19,9</text:p>
          </table:table-cell>
          <table:table-cell table:formula="of:=IF([.B20]&lt;[.B21]; 1; [.C2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7.7" calcext:value-type="float">
            <text:p>17,7</text:p>
          </table:table-cell>
          <table:table-cell table:formula="of:=IF([.B21]&lt;[.B22]; 1; [.C21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.6" calcext:value-type="float">
            <text:p>17,6</text:p>
          </table:table-cell>
          <table:table-cell table:formula="of:=IF([.B22]&lt;[.B23]; 1; [.C22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5.9" calcext:value-type="float">
            <text:p>15,9</text:p>
          </table:table-cell>
          <table:table-cell table:formula="of:=IF([.B23]&lt;[.B24]; 1; [.C23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9.5" calcext:value-type="float">
            <text:p>19,5</text:p>
          </table:table-cell>
          <table:table-cell table:formula="of:=IF([.B24]&lt;[.B25]; 1; [.C2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.5" calcext:value-type="float">
            <text:p>18,5</text:p>
          </table:table-cell>
          <table:table-cell table:formula="of:=IF([.B25]&lt;[.B26]; 1; [.C2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.5" calcext:value-type="float">
            <text:p>16,5</text:p>
          </table:table-cell>
          <table:table-cell table:formula="of:=IF([.B26]&lt;[.B27]; 1; [.C26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6.4" calcext:value-type="float">
            <text:p>16,4</text:p>
          </table:table-cell>
          <table:table-cell table:formula="of:=IF([.B27]&lt;[.B28]; 1; [.C27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.3" calcext:value-type="float">
            <text:p>18,3</text:p>
          </table:table-cell>
          <table:table-cell table:formula="of:=IF([.B28]&lt;[.B29]; 1; [.C2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3.8" calcext:value-type="float">
            <text:p>23,8</text:p>
          </table:table-cell>
          <table:table-cell table:formula="of:=IF([.B29]&lt;[.B30]; 1; [.C2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0.5" calcext:value-type="float">
            <text:p>20,5</text:p>
          </table:table-cell>
          <table:table-cell table:formula="of:=IF([.B30]&lt;[.B31]; 1; [.C3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.7" calcext:value-type="float">
            <text:p>19,7</text:p>
          </table:table-cell>
          <table:table-cell table:formula="of:=IF([.B31]&lt;[.B32]; 1; [.C31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7.5" calcext:value-type="float">
            <text:p>17,5</text:p>
          </table:table-cell>
          <table:table-cell table:formula="of:=IF([.B32]&lt;[.B33]; 1; [.C32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9.9" calcext:value-type="float">
            <text:p>19,9</text:p>
          </table:table-cell>
          <table:table-cell table:formula="of:=IF([.B33]&lt;[.B34]; 1; [.C3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7.7" calcext:value-type="float">
            <text:p>17,7</text:p>
          </table:table-cell>
          <table:table-cell table:formula="of:=IF([.B34]&lt;[.B35]; 1; [.C3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6.7" calcext:value-type="float">
            <text:p>16,7</text:p>
          </table:table-cell>
          <table:table-cell table:formula="of:=IF([.B35]&lt;[.B36]; 1; [.C35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7.7" calcext:value-type="float">
            <text:p>17,7</text:p>
          </table:table-cell>
          <table:table-cell table:formula="of:=IF([.B36]&lt;[.B37]; 1; [.C3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7" calcext:value-type="float">
            <text:p>17</text:p>
          </table:table-cell>
          <table:table-cell table:formula="of:=IF([.B37]&lt;[.B38]; 1; [.C37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6.2" calcext:value-type="float">
            <text:p>16,2</text:p>
          </table:table-cell>
          <table:table-cell table:formula="of:=IF([.B38]&lt;[.B39]; 1; [.C38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8" calcext:value-type="float">
            <text:p>18</text:p>
          </table:table-cell>
          <table:table-cell table:formula="of:=IF([.B39]&lt;[.B40]; 1; [.C3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6.4" calcext:value-type="float">
            <text:p>16,4</text:p>
          </table:table-cell>
          <table:table-cell table:formula="of:=IF([.B40]&lt;[.B41]; 1; [.C4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8.7" calcext:value-type="float">
            <text:p>18,7</text:p>
          </table:table-cell>
          <table:table-cell table:formula="of:=IF([.B41]&lt;[.B42]; 1; [.C4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.8" calcext:value-type="float">
            <text:p>18,8</text:p>
          </table:table-cell>
          <table:table-cell table:formula="of:=IF([.B42]&lt;[.B43]; 1; [.C4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6.5" calcext:value-type="float">
            <text:p>16,5</text:p>
          </table:table-cell>
          <table:table-cell table:formula="of:=IF([.B43]&lt;[.B44]; 1; [.C43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7.6" calcext:value-type="float">
            <text:p>17,6</text:p>
          </table:table-cell>
          <table:table-cell table:formula="of:=IF([.B44]&lt;[.B45]; 1; [.C4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0.4" calcext:value-type="float">
            <text:p>20,4</text:p>
          </table:table-cell>
          <table:table-cell table:formula="of:=IF([.B45]&lt;[.B46]; 1; [.C4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8.3" calcext:value-type="float">
            <text:p>18,3</text:p>
          </table:table-cell>
          <table:table-cell table:formula="of:=IF([.B46]&lt;[.B47]; 1; [.C46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.3" calcext:value-type="float">
            <text:p>18,3</text:p>
          </table:table-cell>
          <table:table-cell table:formula="of:=IF([.B47]&lt;[.B48]; 1; [.C47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9.6" calcext:value-type="float">
            <text:p>19,6</text:p>
          </table:table-cell>
          <table:table-cell table:formula="of:=IF([.B48]&lt;[.B49]; 1; [.C4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7" calcext:value-type="float">
            <text:p>17</text:p>
          </table:table-cell>
          <table:table-cell table:formula="of:=IF([.B49]&lt;[.B50]; 1; [.C49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6.6" calcext:value-type="float">
            <text:p>16,6</text:p>
          </table:table-cell>
          <table:table-cell table:formula="of:=IF([.B50]&lt;[.B51]; 1; [.C50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6.4" calcext:value-type="float">
            <text:p>16,4</text:p>
          </table:table-cell>
          <table:table-cell table:formula="of:=IF([.B51]&lt;[.B52]; 1; [.C51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7.9" calcext:value-type="float">
            <text:p>17,9</text:p>
          </table:table-cell>
          <table:table-cell table:formula="of:=IF([.B52]&lt;[.B53]; 1; [.C5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6.9" calcext:value-type="float">
            <text:p>16,9</text:p>
          </table:table-cell>
          <table:table-cell table:formula="of:=IF([.B53]&lt;[.B54]; 1; [.C53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6.9" calcext:value-type="float">
            <text:p>16,9</text:p>
          </table:table-cell>
          <table:table-cell table:formula="of:=IF([.B54]&lt;[.B55]; 1; [.C54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4" calcext:value-type="float">
            <text:p>14</text:p>
          </table:table-cell>
          <table:table-cell table:formula="of:=IF([.B55]&lt;[.B56]; 1; [.C55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0.3" calcext:value-type="float">
            <text:p>20,3</text:p>
          </table:table-cell>
          <table:table-cell table:formula="of:=IF([.B56]&lt;[.B57]; 1; [.C5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5.2" calcext:value-type="float">
            <text:p>15,2</text:p>
          </table:table-cell>
          <table:table-cell table:formula="of:=IF([.B57]&lt;[.B58]; 1; [.C57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.9" calcext:value-type="float">
            <text:p>15,9</text:p>
          </table:table-cell>
          <table:table-cell table:formula="of:=IF([.B58]&lt;[.B59]; 1; [.C5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.9" calcext:value-type="float">
            <text:p>18,9</text:p>
          </table:table-cell>
          <table:table-cell table:formula="of:=IF([.B59]&lt;[.B60]; 1; [.C5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5.5" calcext:value-type="float">
            <text:p>15,5</text:p>
          </table:table-cell>
          <table:table-cell table:formula="of:=IF([.B60]&lt;[.B61]; 1; [.C6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8" calcext:value-type="float">
            <text:p>18</text:p>
          </table:table-cell>
          <table:table-cell table:formula="of:=IF([.B61]&lt;[.B62]; 1; [.C6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.7" calcext:value-type="float">
            <text:p>16,7</text:p>
          </table:table-cell>
          <table:table-cell table:formula="of:=IF([.B62]&lt;[.B63]; 1; [.C6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9.3" calcext:value-type="float">
            <text:p>19,3</text:p>
          </table:table-cell>
          <table:table-cell table:formula="of:=IF([.B63]&lt;[.B64]; 1; [.C6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0.5" calcext:value-type="float">
            <text:p>20,5</text:p>
          </table:table-cell>
          <table:table-cell table:formula="of:=IF([.B64]&lt;[.B65]; 1; [.C6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.4" calcext:value-type="float">
            <text:p>19,4</text:p>
          </table:table-cell>
          <table:table-cell table:formula="of:=IF([.B65]&lt;[.B66]; 1; [.C6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6" calcext:value-type="float">
            <text:p>16</text:p>
          </table:table-cell>
          <table:table-cell table:formula="of:=IF([.B66]&lt;[.B67]; 1; [.C66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.1" calcext:value-type="float">
            <text:p>17,1</text:p>
          </table:table-cell>
          <table:table-cell table:formula="of:=IF([.B67]&lt;[.B68]; 1; [.C6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1.4" calcext:value-type="float">
            <text:p>21,4</text:p>
          </table:table-cell>
          <table:table-cell table:formula="of:=IF([.B68]&lt;[.B69]; 1; [.C6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9.4" calcext:value-type="float">
            <text:p>19,4</text:p>
          </table:table-cell>
          <table:table-cell table:formula="of:=IF([.B69]&lt;[.B70]; 1; [.C69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7.4" calcext:value-type="float">
            <text:p>17,4</text:p>
          </table:table-cell>
          <table:table-cell table:formula="of:=IF([.B70]&lt;[.B71]; 1; [.C70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6.1" calcext:value-type="float">
            <text:p>16,1</text:p>
          </table:table-cell>
          <table:table-cell table:formula="of:=IF([.B71]&lt;[.B72]; 1; [.C71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.9" calcext:value-type="float">
            <text:p>18,9</text:p>
          </table:table-cell>
          <table:table-cell table:formula="of:=IF([.B72]&lt;[.B73]; 1; [.C7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7.7" calcext:value-type="float">
            <text:p>17,7</text:p>
          </table:table-cell>
          <table:table-cell table:formula="of:=IF([.B73]&lt;[.B74]; 1; [.C73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.4" calcext:value-type="float">
            <text:p>18,4</text:p>
          </table:table-cell>
          <table:table-cell table:formula="of:=IF([.B74]&lt;[.B75]; 1; [.C7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7.4" calcext:value-type="float">
            <text:p>17,4</text:p>
          </table:table-cell>
          <table:table-cell table:formula="of:=IF([.B75]&lt;[.B76]; 1; [.C7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7.5" calcext:value-type="float">
            <text:p>17,5</text:p>
          </table:table-cell>
          <table:table-cell table:formula="of:=IF([.B76]&lt;[.B77]; 1; [.C7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7.8" calcext:value-type="float">
            <text:p>17,8</text:p>
          </table:table-cell>
          <table:table-cell table:formula="of:=IF([.B77]&lt;[.B78]; 1; [.C7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.9" calcext:value-type="float">
            <text:p>15,9</text:p>
          </table:table-cell>
          <table:table-cell table:formula="of:=IF([.B78]&lt;[.B79]; 1; [.C7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.5" calcext:value-type="float">
            <text:p>18,5</text:p>
          </table:table-cell>
          <table:table-cell table:formula="of:=IF([.B79]&lt;[.B80]; 1; [.C7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.8" calcext:value-type="float">
            <text:p>18,8</text:p>
          </table:table-cell>
          <table:table-cell table:formula="of:=IF([.B80]&lt;[.B81]; 1; [.C8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0.4" calcext:value-type="float">
            <text:p>20,4</text:p>
          </table:table-cell>
          <table:table-cell table:formula="of:=IF([.B81]&lt;[.B82]; 1; [.C8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.5" calcext:value-type="float">
            <text:p>17,5</text:p>
          </table:table-cell>
          <table:table-cell table:formula="of:=IF([.B82]&lt;[.B83]; 1; [.C8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" calcext:value-type="float">
            <text:p>18</text:p>
          </table:table-cell>
          <table:table-cell table:formula="of:=IF([.B83]&lt;[.B84]; 1; [.C8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7.8" calcext:value-type="float">
            <text:p>17,8</text:p>
          </table:table-cell>
          <table:table-cell table:formula="of:=IF([.B84]&lt;[.B85]; 1; [.C8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.7" calcext:value-type="float">
            <text:p>18,7</text:p>
          </table:table-cell>
          <table:table-cell table:formula="of:=IF([.B85]&lt;[.B86]; 1; [.C8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5.3" calcext:value-type="float">
            <text:p>15,3</text:p>
          </table:table-cell>
          <table:table-cell table:formula="of:=IF([.B86]&lt;[.B87]; 1; [.C86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6.6" calcext:value-type="float">
            <text:p>16,6</text:p>
          </table:table-cell>
          <table:table-cell table:formula="of:=IF([.B87]&lt;[.B88]; 1; [.C8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6.7" calcext:value-type="float">
            <text:p>16,7</text:p>
          </table:table-cell>
          <table:table-cell table:formula="of:=IF([.B88]&lt;[.B89]; 1; [.C8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7.4" calcext:value-type="float">
            <text:p>17,4</text:p>
          </table:table-cell>
          <table:table-cell table:formula="of:=IF([.B89]&lt;[.B90]; 1; [.C8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9.8" calcext:value-type="float">
            <text:p>19,8</text:p>
          </table:table-cell>
          <table:table-cell table:formula="of:=IF([.B90]&lt;[.B91]; 1; [.C9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7.4" calcext:value-type="float">
            <text:p>17,4</text:p>
          </table:table-cell>
          <table:table-cell table:formula="of:=IF([.B91]&lt;[.B92]; 1; [.C91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7.1" calcext:value-type="float">
            <text:p>17,1</text:p>
          </table:table-cell>
          <table:table-cell table:formula="of:=IF([.B92]&lt;[.B93]; 1; [.C92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.5" calcext:value-type="float">
            <text:p>17,5</text:p>
          </table:table-cell>
          <table:table-cell table:formula="of:=IF([.B93]&lt;[.B94]; 1; [.C9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6.6" calcext:value-type="float">
            <text:p>16,6</text:p>
          </table:table-cell>
          <table:table-cell table:formula="of:=IF([.B94]&lt;[.B95]; 1; [.C9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.6" calcext:value-type="float">
            <text:p>18,6</text:p>
          </table:table-cell>
          <table:table-cell table:formula="of:=IF([.B95]&lt;[.B96]; 1; [.C9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6.9" calcext:value-type="float">
            <text:p>16,9</text:p>
          </table:table-cell>
          <table:table-cell table:formula="of:=IF([.B96]&lt;[.B97]; 1; [.C96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.8" calcext:value-type="float">
            <text:p>18,8</text:p>
          </table:table-cell>
          <table:table-cell table:formula="of:=IF([.B97]&lt;[.B98]; 1; [.C9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.2" calcext:value-type="float">
            <text:p>18,2</text:p>
          </table:table-cell>
          <table:table-cell table:formula="of:=IF([.B98]&lt;[.B99]; 1; [.C9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.1" calcext:value-type="float">
            <text:p>18,1</text:p>
          </table:table-cell>
          <table:table-cell table:formula="of:=IF([.B99]&lt;[.B100]; 1; [.C99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.2" calcext:value-type="float">
            <text:p>18,2</text:p>
          </table:table-cell>
          <table:table-cell table:formula="of:=IF([.B100]&lt;[.B101]; 1; [.C10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7.2" calcext:value-type="float">
            <text:p>17,2</text:p>
          </table:table-cell>
          <table:table-cell table:formula="of:=IF([.B101]&lt;[.B102]; 1; [.C101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7.8" calcext:value-type="float">
            <text:p>17,8</text:p>
          </table:table-cell>
          <table:table-cell table:formula="of:=IF([.B102]&lt;[.B103]; 1; [.C10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6.5" calcext:value-type="float">
            <text:p>16,5</text:p>
          </table:table-cell>
          <table:table-cell table:formula="of:=IF([.B103]&lt;[.B104]; 1; [.C103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6.7" calcext:value-type="float">
            <text:p>16,7</text:p>
          </table:table-cell>
          <table:table-cell table:formula="of:=IF([.B104]&lt;[.B105]; 1; [.C10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6.6" calcext:value-type="float">
            <text:p>16,6</text:p>
          </table:table-cell>
          <table:table-cell table:formula="of:=IF([.B105]&lt;[.B106]; 1; [.C10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6.3" calcext:value-type="float">
            <text:p>16,3</text:p>
          </table:table-cell>
          <table:table-cell table:formula="of:=IF([.B106]&lt;[.B107]; 1; [.C106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5.3" calcext:value-type="float">
            <text:p>15,3</text:p>
          </table:table-cell>
          <table:table-cell table:formula="of:=IF([.B107]&lt;[.B108]; 1; [.C107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7.6" calcext:value-type="float">
            <text:p>17,6</text:p>
          </table:table-cell>
          <table:table-cell table:formula="of:=IF([.B108]&lt;[.B109]; 1; [.C10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6.3" calcext:value-type="float">
            <text:p>16,3</text:p>
          </table:table-cell>
          <table:table-cell table:formula="of:=IF([.B109]&lt;[.B110]; 1; [.C109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6.3" calcext:value-type="float">
            <text:p>16,3</text:p>
          </table:table-cell>
          <table:table-cell table:formula="of:=IF([.B110]&lt;[.B111]; 1; [.C110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7" calcext:value-type="float">
            <text:p>17</text:p>
          </table:table-cell>
          <table:table-cell table:formula="of:=IF([.B111]&lt;[.B112]; 1; [.C11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.2" calcext:value-type="float">
            <text:p>20,2</text:p>
          </table:table-cell>
          <table:table-cell table:formula="of:=IF([.B112]&lt;[.B113]; 1; [.C11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7.2" calcext:value-type="float">
            <text:p>17,2</text:p>
          </table:table-cell>
          <table:table-cell table:formula="of:=IF([.B113]&lt;[.B114]; 1; [.C113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9.8" calcext:value-type="float">
            <text:p>19,8</text:p>
          </table:table-cell>
          <table:table-cell table:formula="of:=IF([.B114]&lt;[.B115]; 1; [.C11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7.1" calcext:value-type="float">
            <text:p>17,1</text:p>
          </table:table-cell>
          <table:table-cell table:formula="of:=IF([.B115]&lt;[.B116]; 1; [.C11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7.3" calcext:value-type="float">
            <text:p>17,3</text:p>
          </table:table-cell>
          <table:table-cell table:formula="of:=IF([.B116]&lt;[.B117]; 1; [.C11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7.6" calcext:value-type="float">
            <text:p>17,6</text:p>
          </table:table-cell>
          <table:table-cell table:formula="of:=IF([.B117]&lt;[.B118]; 1; [.C11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6.3" calcext:value-type="float">
            <text:p>16,3</text:p>
          </table:table-cell>
          <table:table-cell table:formula="of:=IF([.B118]&lt;[.B119]; 1; [.C11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.5" calcext:value-type="float">
            <text:p>18,5</text:p>
          </table:table-cell>
          <table:table-cell table:formula="of:=IF([.B119]&lt;[.B120]; 1; [.C11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" calcext:value-type="float">
            <text:p>18</text:p>
          </table:table-cell>
          <table:table-cell table:formula="of:=IF([.B120]&lt;[.B121]; 1; [.C12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5.7" calcext:value-type="float">
            <text:p>15,7</text:p>
          </table:table-cell>
          <table:table-cell table:formula="of:=IF([.B121]&lt;[.B122]; 1; [.C121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.5" calcext:value-type="float">
            <text:p>17,5</text:p>
          </table:table-cell>
          <table:table-cell table:formula="of:=IF([.B122]&lt;[.B123]; 1; [.C12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.1" calcext:value-type="float">
            <text:p>17,1</text:p>
          </table:table-cell>
          <table:table-cell table:formula="of:=IF([.B123]&lt;[.B124]; 1; [.C123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6" calcext:value-type="float">
            <text:p>16</text:p>
          </table:table-cell>
          <table:table-cell table:formula="of:=IF([.B124]&lt;[.B125]; 1; [.C124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6.8" calcext:value-type="float">
            <text:p>16,8</text:p>
          </table:table-cell>
          <table:table-cell table:formula="of:=IF([.B125]&lt;[.B126]; 1; [.C12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7.4" calcext:value-type="float">
            <text:p>17,4</text:p>
          </table:table-cell>
          <table:table-cell table:formula="of:=IF([.B126]&lt;[.B127]; 1; [.C12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" calcext:value-type="float">
            <text:p>18</text:p>
          </table:table-cell>
          <table:table-cell table:formula="of:=IF([.B127]&lt;[.B128]; 1; [.C12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6.5" calcext:value-type="float">
            <text:p>16,5</text:p>
          </table:table-cell>
          <table:table-cell table:formula="of:=IF([.B128]&lt;[.B129]; 1; [.C12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5.5" calcext:value-type="float">
            <text:p>15,5</text:p>
          </table:table-cell>
          <table:table-cell table:formula="of:=IF([.B129]&lt;[.B130]; 1; [.C129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6.5" calcext:value-type="float">
            <text:p>16,5</text:p>
          </table:table-cell>
          <table:table-cell table:formula="of:=IF([.B130]&lt;[.B131]; 1; [.C13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7.3" calcext:value-type="float">
            <text:p>17,3</text:p>
          </table:table-cell>
          <table:table-cell table:formula="of:=IF([.B131]&lt;[.B132]; 1; [.C13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.6" calcext:value-type="float">
            <text:p>16,6</text:p>
          </table:table-cell>
          <table:table-cell table:formula="of:=IF([.B132]&lt;[.B133]; 1; [.C13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.7" calcext:value-type="float">
            <text:p>18,7</text:p>
          </table:table-cell>
          <table:table-cell table:formula="of:=IF([.B133]&lt;[.B134]; 1; [.C13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.9" calcext:value-type="float">
            <text:p>15,9</text:p>
          </table:table-cell>
          <table:table-cell table:formula="of:=IF([.B134]&lt;[.B135]; 1; [.C13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5.4" calcext:value-type="float">
            <text:p>15,4</text:p>
          </table:table-cell>
          <table:table-cell table:formula="of:=IF([.B135]&lt;[.B136]; 1; [.C135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7.3" calcext:value-type="float">
            <text:p>17,3</text:p>
          </table:table-cell>
          <table:table-cell table:formula="of:=IF([.B136]&lt;[.B137]; 1; [.C13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6.7" calcext:value-type="float">
            <text:p>16,7</text:p>
          </table:table-cell>
          <table:table-cell table:formula="of:=IF([.B137]&lt;[.B138]; 1; [.C137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6.2" calcext:value-type="float">
            <text:p>16,2</text:p>
          </table:table-cell>
          <table:table-cell table:formula="of:=IF([.B138]&lt;[.B139]; 1; [.C138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.9" calcext:value-type="float">
            <text:p>19,9</text:p>
          </table:table-cell>
          <table:table-cell table:formula="of:=IF([.B139]&lt;[.B140]; 1; [.C13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6.7" calcext:value-type="float">
            <text:p>16,7</text:p>
          </table:table-cell>
          <table:table-cell table:formula="of:=IF([.B140]&lt;[.B141]; 1; [.C14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5.5" calcext:value-type="float">
            <text:p>15,5</text:p>
          </table:table-cell>
          <table:table-cell table:formula="of:=IF([.B141]&lt;[.B142]; 1; [.C141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7.2" calcext:value-type="float">
            <text:p>17,2</text:p>
          </table:table-cell>
          <table:table-cell table:formula="of:=IF([.B142]&lt;[.B143]; 1; [.C14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.3" calcext:value-type="float">
            <text:p>19,3</text:p>
          </table:table-cell>
          <table:table-cell table:formula="of:=IF([.B143]&lt;[.B144]; 1; [.C14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7" calcext:value-type="float">
            <text:p>17</text:p>
          </table:table-cell>
          <table:table-cell table:formula="of:=IF([.B144]&lt;[.B145]; 1; [.C14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5" calcext:value-type="float">
            <text:p>15</text:p>
          </table:table-cell>
          <table:table-cell table:formula="of:=IF([.B145]&lt;[.B146]; 1; [.C145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7" calcext:value-type="float">
            <text:p>17</text:p>
          </table:table-cell>
          <table:table-cell table:formula="of:=IF([.B146]&lt;[.B147]; 1; [.C14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7.2" calcext:value-type="float">
            <text:p>17,2</text:p>
          </table:table-cell>
          <table:table-cell table:formula="of:=IF([.B147]&lt;[.B148]; 1; [.C14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5.8" calcext:value-type="float">
            <text:p>15,8</text:p>
          </table:table-cell>
          <table:table-cell table:formula="of:=IF([.B148]&lt;[.B149]; 1; [.C14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8.4" calcext:value-type="float">
            <text:p>18,4</text:p>
          </table:table-cell>
          <table:table-cell table:formula="of:=IF([.B149]&lt;[.B150]; 1; [.C14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6.4" calcext:value-type="float">
            <text:p>16,4</text:p>
          </table:table-cell>
          <table:table-cell table:formula="of:=IF([.B150]&lt;[.B151]; 1; [.C15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8.6" calcext:value-type="float">
            <text:p>18,6</text:p>
          </table:table-cell>
          <table:table-cell table:formula="of:=IF([.B151]&lt;[.B152]; 1; [.C15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.7" calcext:value-type="float">
            <text:p>16,7</text:p>
          </table:table-cell>
          <table:table-cell table:formula="of:=IF([.B152]&lt;[.B153]; 1; [.C15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7.4" calcext:value-type="float">
            <text:p>17,4</text:p>
          </table:table-cell>
          <table:table-cell table:formula="of:=IF([.B153]&lt;[.B154]; 1; [.C15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.3" calcext:value-type="float">
            <text:p>19,3</text:p>
          </table:table-cell>
          <table:table-cell table:formula="of:=IF([.B154]&lt;[.B155]; 1; [.C15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7" calcext:value-type="float">
            <text:p>17</text:p>
          </table:table-cell>
          <table:table-cell table:formula="of:=IF([.B155]&lt;[.B156]; 1; [.C15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8.4" calcext:value-type="float">
            <text:p>18,4</text:p>
          </table:table-cell>
          <table:table-cell table:formula="of:=IF([.B156]&lt;[.B157]; 1; [.C15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7.6" calcext:value-type="float">
            <text:p>17,6</text:p>
          </table:table-cell>
          <table:table-cell table:formula="of:=IF([.B157]&lt;[.B158]; 1; [.C157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6.6" calcext:value-type="float">
            <text:p>16,6</text:p>
          </table:table-cell>
          <table:table-cell table:formula="of:=IF([.B158]&lt;[.B159]; 1; [.C158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.3" calcext:value-type="float">
            <text:p>19,3</text:p>
          </table:table-cell>
          <table:table-cell table:formula="of:=IF([.B159]&lt;[.B160]; 1; [.C15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table:formula="of:=IF([.B160]&lt;[.B161]; 1; [.C16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1.7" calcext:value-type="float">
            <text:p>21,7</text:p>
          </table:table-cell>
          <table:table-cell table:formula="of:=IF([.B161]&lt;[.B162]; 1; [.C16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.8" calcext:value-type="float">
            <text:p>15,8</text:p>
          </table:table-cell>
          <table:table-cell table:formula="of:=IF([.B162]&lt;[.B163]; 1; [.C16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7.1" calcext:value-type="float">
            <text:p>17,1</text:p>
          </table:table-cell>
          <table:table-cell table:formula="of:=IF([.B163]&lt;[.B164]; 1; [.C16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.5" calcext:value-type="float">
            <text:p>20,5</text:p>
          </table:table-cell>
          <table:table-cell table:formula="of:=IF([.B164]&lt;[.B165]; 1; [.C16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.5" calcext:value-type="float">
            <text:p>19,5</text:p>
          </table:table-cell>
          <table:table-cell table:formula="of:=IF([.B165]&lt;[.B166]; 1; [.C16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9.4" calcext:value-type="float">
            <text:p>19,4</text:p>
          </table:table-cell>
          <table:table-cell table:formula="of:=IF([.B166]&lt;[.B167]; 1; [.C166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8" calcext:value-type="float">
            <text:p>18</text:p>
          </table:table-cell>
          <table:table-cell table:formula="of:=IF([.B167]&lt;[.B168]; 1; [.C167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.1" calcext:value-type="float">
            <text:p>18,1</text:p>
          </table:table-cell>
          <table:table-cell table:formula="of:=IF([.B168]&lt;[.B169]; 1; [.C16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6.8" calcext:value-type="float">
            <text:p>16,8</text:p>
          </table:table-cell>
          <table:table-cell table:formula="of:=IF([.B169]&lt;[.B170]; 1; [.C169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7.8" calcext:value-type="float">
            <text:p>17,8</text:p>
          </table:table-cell>
          <table:table-cell table:formula="of:=IF([.B170]&lt;[.B171]; 1; [.C17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6.9" calcext:value-type="float">
            <text:p>16,9</text:p>
          </table:table-cell>
          <table:table-cell table:formula="of:=IF([.B171]&lt;[.B172]; 1; [.C171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8.3" calcext:value-type="float">
            <text:p>18,3</text:p>
          </table:table-cell>
          <table:table-cell table:formula="of:=IF([.B172]&lt;[.B173]; 1; [.C17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.4" calcext:value-type="float">
            <text:p>20,4</text:p>
          </table:table-cell>
          <table:table-cell table:formula="of:=IF([.B173]&lt;[.B174]; 1; [.C17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.2" calcext:value-type="float">
            <text:p>19,2</text:p>
          </table:table-cell>
          <table:table-cell table:formula="of:=IF([.B174]&lt;[.B175]; 1; [.C17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7.6" calcext:value-type="float">
            <text:p>17,6</text:p>
          </table:table-cell>
          <table:table-cell table:formula="of:=IF([.B175]&lt;[.B176]; 1; [.C175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" calcext:value-type="float">
            <text:p>18</text:p>
          </table:table-cell>
          <table:table-cell table:formula="of:=IF([.B176]&lt;[.B177]; 1; [.C17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.6" calcext:value-type="float">
            <text:p>19,6</text:p>
          </table:table-cell>
          <table:table-cell table:formula="of:=IF([.B177]&lt;[.B178]; 1; [.C17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.8" calcext:value-type="float">
            <text:p>15,8</text:p>
          </table:table-cell>
          <table:table-cell table:formula="of:=IF([.B178]&lt;[.B179]; 1; [.C17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6.5" calcext:value-type="float">
            <text:p>16,5</text:p>
          </table:table-cell>
          <table:table-cell table:formula="of:=IF([.B179]&lt;[.B180]; 1; [.C17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7.8" calcext:value-type="float">
            <text:p>17,8</text:p>
          </table:table-cell>
          <table:table-cell table:formula="of:=IF([.B180]&lt;[.B181]; 1; [.C18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.3" calcext:value-type="float">
            <text:p>19,3</text:p>
          </table:table-cell>
          <table:table-cell table:formula="of:=IF([.B181]&lt;[.B182]; 1; [.C18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" calcext:value-type="float">
            <text:p>17</text:p>
          </table:table-cell>
          <table:table-cell table:formula="of:=IF([.B182]&lt;[.B183]; 1; [.C18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6.8" calcext:value-type="float">
            <text:p>16,8</text:p>
          </table:table-cell>
          <table:table-cell table:formula="of:=IF([.B183]&lt;[.B184]; 1; [.C183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.1" calcext:value-type="float">
            <text:p>17,1</text:p>
          </table:table-cell>
          <table:table-cell table:formula="of:=IF([.B184]&lt;[.B185]; 1; [.C18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.8" calcext:value-type="float">
            <text:p>19,8</text:p>
          </table:table-cell>
          <table:table-cell table:formula="of:=IF([.B185]&lt;[.B186]; 1; [.C18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6.8" calcext:value-type="float">
            <text:p>16,8</text:p>
          </table:table-cell>
          <table:table-cell table:formula="of:=IF([.B186]&lt;[.B187]; 1; [.C186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6.3" calcext:value-type="float">
            <text:p>16,3</text:p>
          </table:table-cell>
          <table:table-cell table:formula="of:=IF([.B187]&lt;[.B188]; 1; [.C187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7.5" calcext:value-type="float">
            <text:p>17,5</text:p>
          </table:table-cell>
          <table:table-cell table:formula="of:=IF([.B188]&lt;[.B189]; 1; [.C188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8" calcext:value-type="float">
            <text:p>18</text:p>
          </table:table-cell>
          <table:table-cell table:formula="of:=IF([.B189]&lt;[.B190]; 1; [.C18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8.4" calcext:value-type="float">
            <text:p>18,4</text:p>
          </table:table-cell>
          <table:table-cell table:formula="of:=IF([.B190]&lt;[.B191]; 1; [.C19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7.4" calcext:value-type="float">
            <text:p>17,4</text:p>
          </table:table-cell>
          <table:table-cell table:formula="of:=IF([.B191]&lt;[.B192]; 1; [.C191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.7" calcext:value-type="float">
            <text:p>17,7</text:p>
          </table:table-cell>
          <table:table-cell table:formula="of:=IF([.B192]&lt;[.B193]; 1; [.C19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.7" calcext:value-type="float">
            <text:p>19,7</text:p>
          </table:table-cell>
          <table:table-cell table:formula="of:=IF([.B193]&lt;[.B194]; 1; [.C19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7.3" calcext:value-type="float">
            <text:p>17,3</text:p>
          </table:table-cell>
          <table:table-cell table:formula="of:=IF([.B194]&lt;[.B195]; 1; [.C194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8.7" calcext:value-type="float">
            <text:p>18,7</text:p>
          </table:table-cell>
          <table:table-cell table:formula="of:=IF([.B195]&lt;[.B196]; 1; [.C195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8.4" calcext:value-type="float">
            <text:p>18,4</text:p>
          </table:table-cell>
          <table:table-cell table:formula="of:=IF([.B196]&lt;[.B197]; 1; [.C196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.3" calcext:value-type="float">
            <text:p>19,3</text:p>
          </table:table-cell>
          <table:table-cell table:formula="of:=IF([.B197]&lt;[.B198]; 1; [.C19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6.6" calcext:value-type="float">
            <text:p>16,6</text:p>
          </table:table-cell>
          <table:table-cell table:formula="of:=IF([.B198]&lt;[.B199]; 1; [.C19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" calcext:value-type="float">
            <text:p>16</text:p>
          </table:table-cell>
          <table:table-cell table:formula="of:=IF([.B199]&lt;[.B200]; 1; [.C199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6.3" calcext:value-type="float">
            <text:p>16,3</text:p>
          </table:table-cell>
          <table:table-cell table:formula="of:=IF([.B200]&lt;[.B201]; 1; [.C20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" calcext:value-type="float">
            <text:p>17</text:p>
          </table:table-cell>
          <table:table-cell table:formula="of:=IF([.B201]&lt;[.B202]; 1; [.C20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.8" calcext:value-type="float">
            <text:p>16,8</text:p>
          </table:table-cell>
          <table:table-cell table:formula="of:=IF([.B202]&lt;[.B203]; 1; [.C20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6.8" calcext:value-type="float">
            <text:p>16,8</text:p>
          </table:table-cell>
          <table:table-cell table:formula="of:=IF([.B203]&lt;[.B204]; 1; [.C203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.6" calcext:value-type="float">
            <text:p>19,6</text:p>
          </table:table-cell>
          <table:table-cell table:formula="of:=IF([.B204]&lt;[.B205]; 1; [.C20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" calcext:value-type="float">
            <text:p>19</text:p>
          </table:table-cell>
          <table:table-cell table:formula="of:=IF([.B205]&lt;[.B206]; 1; [.C20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8.5" calcext:value-type="float">
            <text:p>18,5</text:p>
          </table:table-cell>
          <table:table-cell table:formula="of:=IF([.B206]&lt;[.B207]; 1; [.C206] + 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.4" calcext:value-type="float">
            <text:p>18,4</text:p>
          </table:table-cell>
          <table:table-cell table:formula="of:=IF([.B207]&lt;[.B208]; 1; [.C207] + 1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7.7" calcext:value-type="float">
            <text:p>17,7</text:p>
          </table:table-cell>
          <table:table-cell table:formula="of:=IF([.B208]&lt;[.B209]; 1; [.C208] + 1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5.6" calcext:value-type="float">
            <text:p>15,6</text:p>
          </table:table-cell>
          <table:table-cell table:formula="of:=IF([.B209]&lt;[.B210]; 1; [.C209] + 1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7.7" calcext:value-type="float">
            <text:p>17,7</text:p>
          </table:table-cell>
          <table:table-cell table:formula="of:=IF([.B210]&lt;[.B211]; 1; [.C210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.4" calcext:value-type="float">
            <text:p>18,4</text:p>
          </table:table-cell>
          <table:table-cell table:formula="of:=IF([.B211]&lt;[.B212]; 1; [.C21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" calcext:value-type="float">
            <text:p>18</text:p>
          </table:table-cell>
          <table:table-cell table:formula="of:=IF([.B212]&lt;[.B213]; 1; [.C212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8.9" calcext:value-type="float">
            <text:p>18,9</text:p>
          </table:table-cell>
          <table:table-cell table:formula="of:=IF([.B213]&lt;[.B214]; 1; [.C21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" calcext:value-type="float">
            <text:p>22</text:p>
          </table:table-cell>
          <table:table-cell table:formula="of:=IF([.B214]&lt;[.B215]; 1; [.C21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.4" calcext:value-type="float">
            <text:p>17,4</text:p>
          </table:table-cell>
          <table:table-cell table:formula="of:=IF([.B215]&lt;[.B216]; 1; [.C21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8.9" calcext:value-type="float">
            <text:p>18,9</text:p>
          </table:table-cell>
          <table:table-cell table:formula="of:=IF([.B216]&lt;[.B217]; 1; [.C21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.2" calcext:value-type="float">
            <text:p>19,2</text:p>
          </table:table-cell>
          <table:table-cell table:formula="of:=IF([.B217]&lt;[.B218]; 1; [.C217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.2" calcext:value-type="float">
            <text:p>19,2</text:p>
          </table:table-cell>
          <table:table-cell table:formula="of:=IF([.B218]&lt;[.B219]; 1; [.C218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.7" calcext:value-type="float">
            <text:p>19,7</text:p>
          </table:table-cell>
          <table:table-cell table:formula="of:=IF([.B219]&lt;[.B220]; 1; [.C219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.2" calcext:value-type="float">
            <text:p>17,2</text:p>
          </table:table-cell>
          <table:table-cell table:formula="of:=IF([.B220]&lt;[.B221]; 1; [.C220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.9" calcext:value-type="float">
            <text:p>17,9</text:p>
          </table:table-cell>
          <table:table-cell table:formula="of:=IF([.B221]&lt;[.B222]; 1; [.C221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.1" calcext:value-type="float">
            <text:p>18,1</text:p>
          </table:table-cell>
          <table:table-cell table:formula="of:=IF([.B222]&lt;[.B223]; 1; [.C222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.3" calcext:value-type="float">
            <text:p>19,3</text:p>
          </table:table-cell>
          <table:table-cell table:formula="of:=IF([.B223]&lt;[.B224]; 1; [.C223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.7" calcext:value-type="float">
            <text:p>20,7</text:p>
          </table:table-cell>
          <table:table-cell table:formula="of:=IF([.B224]&lt;[.B225]; 1; [.C224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.7" calcext:value-type="float">
            <text:p>18,7</text:p>
          </table:table-cell>
          <table:table-cell table:formula="of:=IF([.B225]&lt;[.B226]; 1; [.C225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table:formula="of:=IF([.B226]&lt;[.B227]; 1; [.C226] + 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.7" calcext:value-type="float">
            <text:p>17,7</text:p>
          </table:table-cell>
          <table:table-cell table:formula="of:=IF([.B227]&lt;[.B228]; 1; [.C227] + 1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.9" calcext:value-type="float">
            <text:p>17,9</text:p>
          </table:table-cell>
          <table:table-cell table:formula="of:=IF([.B228]&lt;[.B229]; 1; [.C228] + 1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3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 style:data-style-name="N2" text:time-value="14:53:27.006632595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3T14:57:29.845536057</dc:date>
    <meta:editing-duration>PT27M45S</meta:editing-duration>
    <meta:editing-cycles>11</meta:editing-cycles>
    <meta:generator>LibreOffice/25.2.7.2$Linux_X86_64 LibreOffice_project/520$Build-2</meta:generator>
    <meta:document-statistic meta:table-count="4" meta:cell-count="101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1.73cm" svg:y="0.315cm" chart:style-name="ch2">
          <text:p>Minimalna i maksymalna temperatura w poszególnych miesiącach</text:p>
        </chart:title>
        <chart:legend chart:legend-position="start" svg:x="0.21cm" svg:y="3.952cm" style:legend-expansion="high" chart:style-name="ch3"/>
        <chart:plot-area chart:style-name="ch4" svg:x="2.908cm" svg:y="1.778cm" svg:width="12.772cm" svg:height="6.061cm">
          <chart:coordinate-region svg:x="4.134cm" svg:y="1.978cm" svg:width="11.353cm" svg:height="5.662cm"/>
          <chart:axis chart:dimension="x" chart:name="primary-x" chart:style-name="ch5" chartooo:axis-type="auto">
            <chartooo:date-scale/>
            <chart:title svg:x="8.61cm" svg:y="8.019cm" chart:style-name="ch2">
              <text:p><text:span text:style-name="T1">Miesiące</text:span></text:p>
            </chart:title>
            <chart:categories table:cell-range-address="'Zadanie C'.Q8:'Zadanie C'.AB8"/>
            <chart:grid chart:style-name="ch6" chart:class="major"/>
          </chart:axis>
          <chart:axis chart:dimension="y" chart:name="primary-y" chart:style-name="ch7">
            <chart:title svg:x="2.028cm" svg:y="5.774cm" chart:style-name="ch8">
              <text:p><text:span text:style-name="T1">Temperatura</text:span></text:p>
            </chart:title>
          </chart:axis>
          <chart:series chart:style-name="ch9" chart:values-cell-range-address="'Zadanie C'.Q9:'Zadanie C'.AB9" chart:label-cell-address="'Zadanie C'.P9:'Zadanie C'.P9" chart:class="chart:line">
            <chart:data-point chart:repeated="12"/>
          </chart:series>
          <chart:series chart:style-name="ch10" chart:values-cell-range-address="'Zadanie C'.Q10:'Zadanie C'.AB10" chart:label-cell-address="'Zadanie C'.P10:'Zadanie C'.P10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Zadanie C'.Q8:'Zadanie C'.AB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aks</text:p>
                <draw:g>
                  <svg:desc>'Zadanie C'.P9:'Zadanie C'.P9</svg:desc>
                </draw:g>
              </table:table-cell>
              <table:table-cell office:value-type="float" office:value="3.5">
                <text:p>3.5</text:p>
                <draw:g>
                  <svg:desc>'Zadanie C'.Q9:'Zadanie C'.AB9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7.4">
                <text:p>7.4</text:p>
              </table:table-cell>
              <table:table-cell office:value-type="float" office:value="13.2">
                <text:p>13.2</text:p>
              </table:table-cell>
              <table:table-cell office:value-type="float" office:value="18.2">
                <text:p>18.2</text:p>
              </table:table-cell>
              <table:table-cell office:value-type="float" office:value="22.4">
                <text:p>22.4</text:p>
              </table:table-cell>
              <table:table-cell office:value-type="float" office:value="23.5">
                <text:p>23.5</text:p>
              </table:table-cell>
              <table:table-cell office:value-type="float" office:value="23.8">
                <text:p>23.8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7.6">
                <text:p>7.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Min</text:p>
                <draw:g>
                  <svg:desc>'Zadanie C'.P10:'Zadanie C'.P10</svg:desc>
                </draw:g>
              </table:table-cell>
              <table:table-cell office:value-type="float" office:value="-13.5">
                <text:p>-13.5</text:p>
                <draw:g>
                  <svg:desc>'Zadanie C'.Q10:'Zadanie C'.AB10</svg:desc>
                </draw:g>
              </table:table-cell>
              <table:table-cell office:value-type="float" office:value="-13.7">
                <text:p>-13.7</text:p>
              </table:table-cell>
              <table:table-cell office:value-type="float" office:value="-6.9">
                <text:p>-6.9</text:p>
              </table:table-cell>
              <table:table-cell office:value-type="float" office:value="2.4">
                <text:p>2.4</text:p>
              </table:table-cell>
              <table:table-cell office:value-type="float" office:value="7.9">
                <text:p>7.9</text:p>
              </table:table-cell>
              <table:table-cell office:value-type="float" office:value="13">
                <text:p>13</text:p>
              </table:table-cell>
              <table:table-cell office:value-type="float" office:value="14.6">
                <text:p>14.6</text:p>
              </table:table-cell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1.8">
                <text:p>1.8</text:p>
              </table:table-cell>
              <table:table-cell office:value-type="float" office:value="-3.4">
                <text:p>-3.4</text:p>
              </table:table-cell>
              <table:table-cell office:value-type="float" office:value="-14.8">
                <text:p>-1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